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51mm"/>
    </style:style>
    <style:style style:name="co3" style:family="table-column">
      <style:table-column-properties fo:break-before="auto" style:column-width="118.5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Canadian</text:p>
          </table:table-cell>
          <table:table-cell office:value-type="string" calcext:value-type="string">
            <text:p>roc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an</text:p>
          </table:table-cell>
          <table:table-cell table:number-columns-repeated="2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19])))" office:value-type="string" office:string-value="food" calcext:value-type="string">
            <text:p>food</text:p>
          </table:table-cell>
          <table:table-cell/>
          <table:table-cell table:formula="of:=CONCATENATE([.H2];&quot; &quot;;[.I2];&quot; &quot;;[.J2];&quot; &quot;;[.K2];&quot; &quot;;[.L2])" office:value-type="string" office:string-value="my same ugly criminal food" calcext:value-type="string">
            <text:p>my same ugly criminal food</text:p>
          </table:table-cell>
        </table:table-row>
        <table:table-row table:style-name="ro2">
          <table:table-cell office:value-type="string" calcext:value-type="string">
            <text:p>my</text:p>
          </table:table-cell>
          <table:table-cell table:style-name="ce1" office:value-type="string" calcext:value-type="string">
            <text:p>bes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house</text:p>
          </table:table-cell>
          <table:table-cell table:number-columns-repeated="2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3];&quot; &quot;;[.I3];&quot; &quot;;[.J3];&quot; &quot;;[.K3];&quot; &quot;;[.L3])" office:value-type="string" office:string-value="everyone's correct old local color" calcext:value-type="string">
            <text:p>everyone's correct old local color</text:p>
          </table:table-cell>
        </table:table-row>
        <table:table-row table:style-name="ro2">
          <table:table-cell office:value-type="string" calcext:value-type="string">
            <text:p>that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4];&quot; &quot;;[.I4];&quot; &quot;;[.J4];&quot; &quot;;[.K4];&quot; &quot;;[.L4])" office:value-type="string" office:string-value="one next dangerous tactical symbol" calcext:value-type="string">
            <text:p>one next dangerous tactical symbol</text:p>
          </table:table-cell>
        </table:table-row>
        <table:table-row table:style-name="ro2">
          <table:table-cell office:value-type="string" calcext:value-type="string">
            <text:p>another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world</text:p>
          </table:table-cell>
          <table:table-cell table:number-columns-repeated="2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one" calcext:value-type="string">
            <text:p>one</text:p>
          </table:table-cell>
          <table:table-cell/>
          <table:table-cell table:formula="of:=CONCATENATE([.H5];&quot; &quot;;[.I5];&quot; &quot;;[.J5];&quot; &quot;;[.K5];&quot; &quot;;[.L5])" office:value-type="string" office:string-value="everyone's important? emotional electric one" calcext:value-type="string">
            <text:p>everyone's important? emotional electric one</text:p>
          </table:table-cell>
        </table:table-row>
        <table:table-row table:style-name="ro2">
          <table:table-cell office:value-type="string" calcext:value-type="string">
            <text:p>one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6];&quot; &quot;;[.I6];&quot; &quot;;[.J6];&quot; &quot;;[.K6];&quot; &quot;;[.L6])" office:value-type="string" office:string-value="the first big nuclear color" calcext:value-type="string">
            <text:p>the first big nuclear color</text:p>
          </table:table-cell>
        </table:table-row>
        <table:table-row table:style-name="ro2">
          <table:table-cell office:value-type="string" calcext:value-type="string">
            <text:p>thei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ymbol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world" calcext:value-type="string">
            <text:p>world</text:p>
          </table:table-cell>
          <table:table-cell/>
          <table:table-cell table:formula="of:=CONCATENATE([.H7];&quot; &quot;;[.I7];&quot; &quot;;[.J7];&quot; &quot;;[.K7];&quot; &quot;;[.L7])" office:value-type="string" office:string-value="another next ugly vegetarian world" calcext:value-type="string">
            <text:p>another next ugly vegetarian world</text:p>
          </table:table-cell>
        </table:table-row>
        <table:table-row table:style-name="ro2">
          <table:table-cell office:value-type="string" calcext:value-type="string">
            <text:p>everyone's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plan</text:p>
          </table:table-cell>
          <table:table-cell table:number-columns-repeated="2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8];&quot; &quot;;[.I8];&quot; &quot;;[.J8];&quot; &quot;;[.K8];&quot; &quot;;[.L8])" office:value-type="string" office:string-value="everyone's extra wealthy vegetarian stick" calcext:value-type="string">
            <text:p>everyone's extra wealthy vegetarian stick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preventative</text:p>
          </table:table-cell>
          <table:table-cell office:value-type="string" calcext:value-type="string">
            <text:p>parade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9];&quot; &quot;;[.I9];&quot; &quot;;[.J9];&quot; &quot;;[.K9];&quot; &quot;;[.L9])" office:value-type="string" office:string-value="another original wealthy tactical symbol" calcext:value-type="string">
            <text:p>another original wealthy tactical symbol</text:p>
          </table:table-cell>
        </table:table-row>
        <table:table-row table:style-name="ro2">
          <table:table-cell/>
          <table:table-cell office:value-type="string" calcext:value-type="string">
            <text:p>important?</text:p>
          </table:table-cell>
          <table:table-cell office:value-type="string" calcext:value-type="string">
            <text:p>horrendous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one</text:p>
          </table:table-cell>
          <table:table-cell table:number-columns-repeated="2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10];&quot; &quot;;[.I10];&quot; &quot;;[.J10];&quot; &quot;;[.K10];&quot; &quot;;[.L10])" office:value-type="string" office:string-value="that same big emotional thing" calcext:value-type="string">
            <text:p>that same big emotional thing</text:p>
          </table:table-cell>
        </table:table-row>
        <table:table-row table:style-name="ro2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rock" calcext:value-type="string">
            <text:p>rock</text:p>
          </table:table-cell>
          <table:table-cell/>
          <table:table-cell table:formula="of:=CONCATENATE([.H11];&quot; &quot;;[.I11];&quot; &quot;;[.J11];&quot; &quot;;[.K11];&quot; &quot;;[.L11])" office:value-type="string" office:string-value="my rare lovely nuclear rock" calcext:value-type="string">
            <text:p>my rare lovely nuclear rock</text:p>
          </table:table-cell>
        </table:table-row>
        <table:table-row table:style-name="ro2"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world" calcext:value-type="string">
            <text:p>world</text:p>
          </table:table-cell>
          <table:table-cell/>
          <table:table-cell table:formula="of:=CONCATENATE([.H12];&quot; &quot;;[.I12];&quot; &quot;;[.J12];&quot; &quot;;[.K12];&quot; &quot;;[.L12])" office:value-type="string" office:string-value="that best round tactical world" calcext:value-type="string">
            <text:p>that best round tactical world</text:p>
          </table:table-cell>
        </table:table-row>
        <table:table-row table:style-name="ro2"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tactical</text:p>
          </table:table-cell>
          <table:table-cell office:value-type="string" calcext:value-type="string">
            <text:p>device</text:p>
          </table:table-cell>
          <table:table-cell table:number-columns-repeated="2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13];&quot; &quot;;[.I13];&quot; &quot;;[.J13];&quot; &quot;;[.K13];&quot; &quot;;[.L13])" office:value-type="string" office:string-value="a other friendly vegetarian group" calcext:value-type="string">
            <text:p>a other friendly vegetarian group</text:p>
          </table:table-cell>
        </table:table-row>
        <table:table-row table:style-name="ro2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lumpy</text:p>
          </table:table-cell>
          <table:table-cell/>
          <table:table-cell office:value-type="string" calcext:value-type="string">
            <text:p>situation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14];&quot; &quot;;[.I14];&quot; &quot;;[.J14];&quot; &quot;;[.K14];&quot; &quot;;[.L14])" office:value-type="string" office:string-value="the average round religious stick" calcext:value-type="string">
            <text:p>the average round religious stick</text:p>
          </table:table-cell>
        </table:table-row>
        <table:table-row table:style-name="ro2">
          <table:table-cell/>
          <table:table-cell office:value-type="string" calcext:value-type="string">
            <text:p>partial</text:p>
          </table:table-cell>
          <table:table-cell office:value-type="string" calcext:value-type="string">
            <text:p>hairy</text:p>
          </table:table-cell>
          <table:table-cell/>
          <table:table-cell office:value-type="string" calcext:value-type="string">
            <text:p>animal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possible" calcext:value-type="string">
            <text:p>possible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decision" calcext:value-type="string">
            <text:p>decision</text:p>
          </table:table-cell>
          <table:table-cell/>
          <table:table-cell table:formula="of:=CONCATENATE([.H15];&quot; &quot;;[.I15];&quot; &quot;;[.J15];&quot; &quot;;[.K15];&quot; &quot;;[.L15])" office:value-type="string" office:string-value="another possible dangerous preventative decision" calcext:value-type="string">
            <text:p>another possible dangerous preventative decision</text:p>
          </table:table-cell>
        </table:table-row>
        <table:table-row table:style-name="ro2">
          <table:table-cell/>
          <table:table-cell office:value-type="string" calcext:value-type="string">
            <text:p>major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box</text:p>
          </table:table-cell>
          <table:table-cell table:number-columns-repeated="2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man" calcext:value-type="string">
            <text:p>man</text:p>
          </table:table-cell>
          <table:table-cell/>
          <table:table-cell table:formula="of:=CONCATENATE([.H16];&quot; &quot;;[.I16];&quot; &quot;;[.J16];&quot; &quot;;[.K16];&quot; &quot;;[.L16])" office:value-type="string" office:string-value="one partial stubborn nuclear man" calcext:value-type="string">
            <text:p>one partial stubborn nuclear man</text:p>
          </table:table-cell>
        </table:table-row>
        <table:table-row table:style-name="ro2">
          <table:table-cell/>
          <table:table-cell office:value-type="string" calcext:value-type="string">
            <text:p>same</text:p>
          </table:table-cell>
          <table:table-cell office:value-type="string" calcext:value-type="string">
            <text:p>emotional</text:p>
          </table:table-cell>
          <table:table-cell/>
          <table:table-cell office:value-type="string" calcext:value-type="string">
            <text:p>thing</text:p>
          </table:table-cell>
          <table:table-cell table:number-columns-repeated="2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17];&quot; &quot;;[.I17];&quot; &quot;;[.J17];&quot; &quot;;[.K17];&quot; &quot;;[.L17])" office:value-type="string" office:string-value="their same long electric stick" calcext:value-type="string">
            <text:p>their same long electric stick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lovely</text:p>
          </table:table-cell>
          <table:table-cell/>
          <table:table-cell office:value-type="string" calcext:value-type="string">
            <text:p>stick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site" calcext:value-type="string">
            <text:p>site</text:p>
          </table:table-cell>
          <table:table-cell/>
          <table:table-cell table:formula="of:=CONCATENATE([.H18];&quot; &quot;;[.I18];&quot; &quot;;[.J18];&quot; &quot;;[.K18];&quot; &quot;;[.L18])" office:value-type="string" office:string-value="the next stubborn electric site" calcext:value-type="string">
            <text:p>the next stubborn electric site</text:p>
          </table:table-cell>
        </table:table-row>
        <table:table-row table:style-name="ro2">
          <table:table-cell/>
          <table:table-cell office:value-type="string" calcext:value-type="string">
            <text:p>extra</text:p>
          </table:table-cell>
          <table:table-cell office:value-type="string" calcext:value-type="string">
            <text:p>generous</text:p>
          </table:table-cell>
          <table:table-cell/>
          <table:table-cell office:value-type="string" calcext:value-type="string">
            <text:p>group</text:p>
          </table:table-cell>
          <table:table-cell table:number-columns-repeated="2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lone" calcext:value-type="string">
            <text:p>lone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box" calcext:value-type="string">
            <text:p>box</text:p>
          </table:table-cell>
          <table:table-cell/>
          <table:table-cell table:formula="of:=CONCATENATE([.H19];&quot; &quot;;[.I19];&quot; &quot;;[.J19];&quot; &quot;;[.K19];&quot; &quot;;[.L19])" office:value-type="string" office:string-value="that lone generous medical box" calcext:value-type="string">
            <text:p>that lone generous medical box</text:p>
          </table:table-cell>
        </table:table-row>
        <table:table-row table:style-name="ro2">
          <table:table-cell/>
          <table:table-cell office:value-type="string" calcext:value-type="string">
            <text:p>only</text:p>
          </table:table-cell>
          <table:table-cell table:number-columns-repeated="2"/>
          <table:table-cell office:value-type="string" calcext:value-type="string">
            <text:p>decision</text:p>
          </table:table-cell>
          <table:table-cell table:number-columns-repeated="2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rock" calcext:value-type="string">
            <text:p>rock</text:p>
          </table:table-cell>
          <table:table-cell/>
          <table:table-cell table:formula="of:=CONCATENATE([.H20];&quot; &quot;;[.I20];&quot; &quot;;[.J20];&quot; &quot;;[.K20];&quot; &quot;;[.L20])" office:value-type="string" office:string-value="everyone's occasional round Canadian rock" calcext:value-type="string">
            <text:p>everyone's occasional round Canadian rock</text:p>
          </table:table-cell>
        </table:table-row>
        <table:table-row table:style-name="ro2">
          <table:table-cell/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parade" calcext:value-type="string">
            <text:p>parade</text:p>
          </table:table-cell>
          <table:table-cell/>
          <table:table-cell table:formula="of:=CONCATENATE([.H21];&quot; &quot;;[.I21];&quot; &quot;;[.J21];&quot; &quot;;[.K21];&quot; &quot;;[.L21])" office:value-type="string" office:string-value="another usual ugly emotional parade" calcext:value-type="string">
            <text:p>another usual ugly emotional parade</text:p>
          </table:table-cell>
        </table:table-row>
        <table:table-row table:style-name="ro2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native</text:p>
          </table:table-cell>
          <table:table-cell table:number-columns-repeated="4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22];&quot; &quot;;[.I22];&quot; &quot;;[.J22];&quot; &quot;;[.K22];&quot; &quot;;[.L22])" office:value-type="string" office:string-value="their extra long electric stick" calcext:value-type="string">
            <text:p>their extra long electric stick</text:p>
          </table:table-cell>
        </table:table-row>
        <table:table-row table:style-name="ro2">
          <table:table-cell/>
          <table:table-cell office:value-type="string" calcext:value-type="string">
            <text:p>possible</text:p>
          </table:table-cell>
          <table:table-cell table:number-columns-repeated="5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space" calcext:value-type="string">
            <text:p>space</text:p>
          </table:table-cell>
          <table:table-cell/>
          <table:table-cell table:formula="of:=CONCATENATE([.H23];&quot; &quot;;[.I23];&quot; &quot;;[.J23];&quot; &quot;;[.K23];&quot; &quot;;[.L23])" office:value-type="string" office:string-value="everyone's usual dangerous criminal space" calcext:value-type="string">
            <text:p>everyone's usual dangerous criminal space</text:p>
          </table:table-cell>
        </table:table-row>
        <table:table-row table:style-name="ro2">
          <table:table-cell/>
          <table:table-cell office:value-type="string" calcext:value-type="string">
            <text:p>occasional</text:p>
          </table:table-cell>
          <table:table-cell table:number-columns-repeated="5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world" calcext:value-type="string">
            <text:p>world</text:p>
          </table:table-cell>
          <table:table-cell/>
          <table:table-cell table:formula="of:=CONCATENATE([.H24];&quot; &quot;;[.I24];&quot; &quot;;[.J24];&quot; &quot;;[.K24];&quot; &quot;;[.L24])" office:value-type="string" office:string-value="their next dangerous medical world" calcext:value-type="string">
            <text:p>their next dangerous medical world</text:p>
          </table:table-cell>
        </table:table-row>
        <table:table-row table:style-name="ro2">
          <table:table-cell/>
          <table:table-cell office:value-type="string" calcext:value-type="string">
            <text:p>lone</text:p>
          </table:table-cell>
          <table:table-cell table:number-columns-repeated="5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tree" calcext:value-type="string">
            <text:p>tree</text:p>
          </table:table-cell>
          <table:table-cell/>
          <table:table-cell table:formula="of:=CONCATENATE([.H25];&quot; &quot;;[.I25];&quot; &quot;;[.J25];&quot; &quot;;[.K25];&quot; &quot;;[.L25])" office:value-type="string" office:string-value="one basic yellow vegetarian tree" calcext:value-type="string">
            <text:p>one basic yellow vegetarian tree</text:p>
          </table:table-cell>
        </table:table-row>
        <table:table-row table:style-name="ro2">
          <table:table-cell/>
          <table:table-cell office:value-type="string" calcext:value-type="string">
            <text:p>identical</text:p>
          </table:table-cell>
          <table:table-cell table:number-columns-repeated="5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26];&quot; &quot;;[.I26];&quot; &quot;;[.J26];&quot; &quot;;[.K26];&quot; &quot;;[.L26])" office:value-type="string" office:string-value="everyone's real lovely preventative device" calcext:value-type="string">
            <text:p>everyone's real lovely preventative device</text:p>
          </table:table-cell>
        </table:table-row>
        <table:table-row table:style-name="ro2">
          <table:table-cell/>
          <table:table-cell office:value-type="string" calcext:value-type="string">
            <text:p>similar</text:p>
          </table:table-cell>
          <table:table-cell table:number-columns-repeated="5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rock" calcext:value-type="string">
            <text:p>rock</text:p>
          </table:table-cell>
          <table:table-cell/>
          <table:table-cell table:formula="of:=CONCATENATE([.H27];&quot; &quot;;[.I27];&quot; &quot;;[.J27];&quot; &quot;;[.K27];&quot; &quot;;[.L27])" office:value-type="string" office:string-value="another same fast vegetarian rock" calcext:value-type="string">
            <text:p>another same fast vegetarian rock</text:p>
          </table:table-cell>
        </table:table-row>
        <table:table-row table:style-name="ro2">
          <table:table-cell/>
          <table:table-cell office:value-type="string" calcext:value-type="string">
            <text:p>last</text:p>
          </table:table-cell>
          <table:table-cell table:number-columns-repeated="5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house" calcext:value-type="string">
            <text:p>house</text:p>
          </table:table-cell>
          <table:table-cell/>
          <table:table-cell table:formula="of:=CONCATENATE([.H28];&quot; &quot;;[.I28];&quot; &quot;;[.J28];&quot; &quot;;[.K28];&quot; &quot;;[.L28])" office:value-type="string" office:string-value="everyone's same long federal house" calcext:value-type="string">
            <text:p>everyone's same long federal house</text:p>
          </table:table-cell>
        </table:table-row>
        <table:table-row table:style-name="ro2">
          <table:table-cell/>
          <table:table-cell office:value-type="string" calcext:value-type="string">
            <text:p>minor</text:p>
          </table:table-cell>
          <table:table-cell table:number-columns-repeated="5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world" calcext:value-type="string">
            <text:p>world</text:p>
          </table:table-cell>
          <table:table-cell/>
          <table:table-cell table:formula="of:=CONCATENATE([.H29];&quot; &quot;;[.I29];&quot; &quot;;[.J29];&quot; &quot;;[.K29];&quot; &quot;;[.L29])" office:value-type="string" office:string-value="the usual lovely federal world" calcext:value-type="string">
            <text:p>the usual lovely federal world</text:p>
          </table:table-cell>
        </table:table-row>
        <table:table-row table:style-name="ro2">
          <table:table-cell/>
          <table:table-cell office:value-type="string" calcext:value-type="string">
            <text:p>complete</text:p>
          </table:table-cell>
          <table:table-cell table:number-columns-repeated="5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decision" calcext:value-type="string">
            <text:p>decision</text:p>
          </table:table-cell>
          <table:table-cell/>
          <table:table-cell table:formula="of:=CONCATENATE([.H30];&quot; &quot;;[.I30];&quot; &quot;;[.J30];&quot; &quot;;[.K30];&quot; &quot;;[.L30])" office:value-type="string" office:string-value="my different fast local decision" calcext:value-type="string">
            <text:p>my different fast local decision</text:p>
          </table:table-cell>
        </table:table-row>
        <table:table-row table:style-name="ro2">
          <table:table-cell/>
          <table:table-cell office:value-type="string" calcext:value-type="string">
            <text:p>whole</text:p>
          </table:table-cell>
          <table:table-cell table:number-columns-repeated="5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one" calcext:value-type="string">
            <text:p>one</text:p>
          </table:table-cell>
          <table:table-cell/>
          <table:table-cell table:formula="of:=CONCATENATE([.H31];&quot; &quot;;[.I31];&quot; &quot;;[.J31];&quot; &quot;;[.K31];&quot; &quot;;[.L31])" office:value-type="string" office:string-value="one basic big public one" calcext:value-type="string">
            <text:p>one basic big public one</text:p>
          </table:table-cell>
        </table:table-row>
        <table:table-row table:style-name="ro2">
          <table:table-cell/>
          <table:table-cell office:value-type="string" calcext:value-type="string">
            <text:p>fake</text:p>
          </table:table-cell>
          <table:table-cell table:number-columns-repeated="5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32];&quot; &quot;;[.I32];&quot; &quot;;[.J32];&quot; &quot;;[.K32];&quot; &quot;;[.L32])" office:value-type="string" office:string-value="their original friendly religious group" calcext:value-type="string">
            <text:p>their original friendly religious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33];&quot; &quot;;[.I33];&quot; &quot;;[.J33];&quot; &quot;;[.K33];&quot; &quot;;[.L33])" office:value-type="string" office:string-value="my average big medical group" calcext:value-type="string">
            <text:p>my average big medical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house" calcext:value-type="string">
            <text:p>house</text:p>
          </table:table-cell>
          <table:table-cell/>
          <table:table-cell table:formula="of:=CONCATENATE([.H34];&quot; &quot;;[.I34];&quot; &quot;;[.J34];&quot; &quot;;[.K34];&quot; &quot;;[.L34])" office:value-type="string" office:string-value="another first yellow vegetarian house" calcext:value-type="string">
            <text:p>another first yellow vegetarian hous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35];&quot; &quot;;[.I35];&quot; &quot;;[.J35];&quot; &quot;;[.K35];&quot; &quot;;[.L35])" office:value-type="string" office:string-value="everyone's first long public symbol" calcext:value-type="string">
            <text:p>everyone's first long public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36];&quot; &quot;;[.I36];&quot; &quot;;[.J36];&quot; &quot;;[.K36];&quot; &quot;;[.L36])" office:value-type="string" office:string-value="a basic lumpy medical symbol" calcext:value-type="string">
            <text:p>a basic lumpy medical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space" calcext:value-type="string">
            <text:p>space</text:p>
          </table:table-cell>
          <table:table-cell/>
          <table:table-cell table:formula="of:=CONCATENATE([.H37];&quot; &quot;;[.I37];&quot; &quot;;[.J37];&quot; &quot;;[.K37];&quot; &quot;;[.L37])" office:value-type="string" office:string-value="a same yellow local space" calcext:value-type="string">
            <text:p>a same yellow local spa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box" calcext:value-type="string">
            <text:p>box</text:p>
          </table:table-cell>
          <table:table-cell/>
          <table:table-cell table:formula="of:=CONCATENATE([.H38];&quot; &quot;;[.I38];&quot; &quot;;[.J38];&quot; &quot;;[.K38];&quot; &quot;;[.L38])" office:value-type="string" office:string-value="the basic long Canadian box" calcext:value-type="string">
            <text:p>the basic long Canadian box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box" calcext:value-type="string">
            <text:p>box</text:p>
          </table:table-cell>
          <table:table-cell/>
          <table:table-cell table:formula="of:=CONCATENATE([.H39];&quot; &quot;;[.I39];&quot; &quot;;[.J39];&quot; &quot;;[.K39];&quot; &quot;;[.L39])" office:value-type="string" office:string-value="my same ugly religious box" calcext:value-type="string">
            <text:p>my same ugly religious box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lone" calcext:value-type="string">
            <text:p>lone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40];&quot; &quot;;[.I40];&quot; &quot;;[.J40];&quot; &quot;;[.K40];&quot; &quot;;[.L40])" office:value-type="string" office:string-value="my lone lovely preventative stick" calcext:value-type="string">
            <text:p>my lone lovely preventative sti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parade" calcext:value-type="string">
            <text:p>parade</text:p>
          </table:table-cell>
          <table:table-cell/>
          <table:table-cell table:formula="of:=CONCATENATE([.H41];&quot; &quot;;[.I41];&quot; &quot;;[.J41];&quot; &quot;;[.K41];&quot; &quot;;[.L41])" office:value-type="string" office:string-value="my different smart preventative parade" calcext:value-type="string">
            <text:p>my different smart preventative parad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42];&quot; &quot;;[.I42];&quot; &quot;;[.J42];&quot; &quot;;[.K42];&quot; &quot;;[.L42])" office:value-type="string" office:string-value="everyone's next smart vegetarian symbol" calcext:value-type="string">
            <text:p>everyone's next smart vegetarian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world" calcext:value-type="string">
            <text:p>world</text:p>
          </table:table-cell>
          <table:table-cell/>
          <table:table-cell table:formula="of:=CONCATENATE([.H43];&quot; &quot;;[.I43];&quot; &quot;;[.J43];&quot; &quot;;[.K43];&quot; &quot;;[.L43])" office:value-type="string" office:string-value="one best long Canadian world" calcext:value-type="string">
            <text:p>one best long Canadian worl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decision" calcext:value-type="string">
            <text:p>decision</text:p>
          </table:table-cell>
          <table:table-cell/>
          <table:table-cell table:formula="of:=CONCATENATE([.H44];&quot; &quot;;[.I44];&quot; &quot;;[.J44];&quot; &quot;;[.K44];&quot; &quot;;[.L44])" office:value-type="string" office:string-value="their best lovely nuclear decision" calcext:value-type="string">
            <text:p>their best lovely nuclear decis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rock" calcext:value-type="string">
            <text:p>rock</text:p>
          </table:table-cell>
          <table:table-cell/>
          <table:table-cell table:formula="of:=CONCATENATE([.H45];&quot; &quot;;[.I45];&quot; &quot;;[.J45];&quot; &quot;;[.K45];&quot; &quot;;[.L45])" office:value-type="string" office:string-value="everyone's next emotional electric rock" calcext:value-type="string">
            <text:p>everyone's next emotional electric ro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46];&quot; &quot;;[.I46];&quot; &quot;;[.J46];&quot; &quot;;[.K46];&quot; &quot;;[.L46])" office:value-type="string" office:string-value="the occasional round religious device" calcext:value-type="string">
            <text:p>the occasional round religious devi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rock" calcext:value-type="string">
            <text:p>rock</text:p>
          </table:table-cell>
          <table:table-cell/>
          <table:table-cell table:formula="of:=CONCATENATE([.H47];&quot; &quot;;[.I47];&quot; &quot;;[.J47];&quot; &quot;;[.K47];&quot; &quot;;[.L47])" office:value-type="string" office:string-value="that different big religious rock" calcext:value-type="string">
            <text:p>that different big religious ro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animal" calcext:value-type="string">
            <text:p>animal</text:p>
          </table:table-cell>
          <table:table-cell/>
          <table:table-cell table:formula="of:=CONCATENATE([.H48];&quot; &quot;;[.I48];&quot; &quot;;[.J48];&quot; &quot;;[.K48];&quot; &quot;;[.L48])" office:value-type="string" office:string-value="another different old vegetarian animal" calcext:value-type="string">
            <text:p>another different old vegetarian anima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plan" calcext:value-type="string">
            <text:p>plan</text:p>
          </table:table-cell>
          <table:table-cell/>
          <table:table-cell table:formula="of:=CONCATENATE([.H49];&quot; &quot;;[.I49];&quot; &quot;;[.J49];&quot; &quot;;[.K49];&quot; &quot;;[.L49])" office:value-type="string" office:string-value="their different long nuclear plan" calcext:value-type="string">
            <text:p>their different long nuclear pl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50];&quot; &quot;;[.I50];&quot; &quot;;[.J50];&quot; &quot;;[.K50];&quot; &quot;;[.L50])" office:value-type="string" office:string-value="their permanent wealthy religious symbol" calcext:value-type="string">
            <text:p>their permanent wealthy religious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house" calcext:value-type="string">
            <text:p>house</text:p>
          </table:table-cell>
          <table:table-cell/>
          <table:table-cell table:formula="of:=CONCATENATE([.H51];&quot; &quot;;[.I51];&quot; &quot;;[.J51];&quot; &quot;;[.K51];&quot; &quot;;[.L51])" office:value-type="string" office:string-value="another extra emotional vegetarian house" calcext:value-type="string">
            <text:p>another extra emotional vegetarian hous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possible" calcext:value-type="string">
            <text:p>possible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rock" calcext:value-type="string">
            <text:p>rock</text:p>
          </table:table-cell>
          <table:table-cell/>
          <table:table-cell table:formula="of:=CONCATENATE([.H52];&quot; &quot;;[.I52];&quot; &quot;;[.J52];&quot; &quot;;[.K52];&quot; &quot;;[.L52])" office:value-type="string" office:string-value="their possible dangerous tactical rock" calcext:value-type="string">
            <text:p>their possible dangerous tactical ro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decision" calcext:value-type="string">
            <text:p>decision</text:p>
          </table:table-cell>
          <table:table-cell/>
          <table:table-cell table:formula="of:=CONCATENATE([.H53];&quot; &quot;;[.I53];&quot; &quot;;[.J53];&quot; &quot;;[.K53];&quot; &quot;;[.L53])" office:value-type="string" office:string-value="a important? horrendous medical decision" calcext:value-type="string">
            <text:p>a important? horrendous medical decis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world" calcext:value-type="string">
            <text:p>world</text:p>
          </table:table-cell>
          <table:table-cell/>
          <table:table-cell table:formula="of:=CONCATENATE([.H54];&quot; &quot;;[.I54];&quot; &quot;;[.J54];&quot; &quot;;[.K54];&quot; &quot;;[.L54])" office:value-type="string" office:string-value="my partial dangerous emotional world" calcext:value-type="string">
            <text:p>my partial dangerous emotional worl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similar" calcext:value-type="string">
            <text:p>similar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55];&quot; &quot;;[.I55];&quot; &quot;;[.J55];&quot; &quot;;[.K55];&quot; &quot;;[.L55])" office:value-type="string" office:string-value="the similar wealthy medical color" calcext:value-type="string">
            <text:p>the similar wealthy medical color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lone" calcext:value-type="string">
            <text:p>lone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animal" calcext:value-type="string">
            <text:p>animal</text:p>
          </table:table-cell>
          <table:table-cell/>
          <table:table-cell table:formula="of:=CONCATENATE([.H56];&quot; &quot;;[.I56];&quot; &quot;;[.J56];&quot; &quot;;[.K56];&quot; &quot;;[.L56])" office:value-type="string" office:string-value="my lone big federal animal" calcext:value-type="string">
            <text:p>my lone big federal anima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world" calcext:value-type="string">
            <text:p>world</text:p>
          </table:table-cell>
          <table:table-cell/>
          <table:table-cell table:formula="of:=CONCATENATE([.H57];&quot; &quot;;[.I57];&quot; &quot;;[.J57];&quot; &quot;;[.K57];&quot; &quot;;[.L57])" office:value-type="string" office:string-value="a usual dangerous nuclear world" calcext:value-type="string">
            <text:p>a usual dangerous nuclear worl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plan" calcext:value-type="string">
            <text:p>plan</text:p>
          </table:table-cell>
          <table:table-cell/>
          <table:table-cell table:formula="of:=CONCATENATE([.H58];&quot; &quot;;[.I58];&quot; &quot;;[.J58];&quot; &quot;;[.K58];&quot; &quot;;[.L58])" office:value-type="string" office:string-value="my other hairy electric plan" calcext:value-type="string">
            <text:p>my other hairy electric pl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59];&quot; &quot;;[.I59];&quot; &quot;;[.J59];&quot; &quot;;[.K59];&quot; &quot;;[.L59])" office:value-type="string" office:string-value="their major round vegetarian group" calcext:value-type="string">
            <text:p>their major round vegetarian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60];&quot; &quot;;[.I60];&quot; &quot;;[.J60];&quot; &quot;;[.K60];&quot; &quot;;[.L60])" office:value-type="string" office:string-value="their wrong smart criminal device" calcext:value-type="string">
            <text:p>their wrong smart criminal devi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one" calcext:value-type="string">
            <text:p>one</text:p>
          </table:table-cell>
          <table:table-cell/>
          <table:table-cell table:formula="of:=CONCATENATE([.H61];&quot; &quot;;[.I61];&quot; &quot;;[.J61];&quot; &quot;;[.K61];&quot; &quot;;[.L61])" office:value-type="string" office:string-value="one only stubborn public one" calcext:value-type="string">
            <text:p>one only stubborn public on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space" calcext:value-type="string">
            <text:p>space</text:p>
          </table:table-cell>
          <table:table-cell/>
          <table:table-cell table:formula="of:=CONCATENATE([.H62];&quot; &quot;;[.I62];&quot; &quot;;[.J62];&quot; &quot;;[.K62];&quot; &quot;;[.L62])" office:value-type="string" office:string-value="the average hairy public space" calcext:value-type="string">
            <text:p>the average hairy public spa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animal" calcext:value-type="string">
            <text:p>animal</text:p>
          </table:table-cell>
          <table:table-cell/>
          <table:table-cell table:formula="of:=CONCATENATE([.H63];&quot; &quot;;[.I63];&quot; &quot;;[.J63];&quot; &quot;;[.K63];&quot; &quot;;[.L63])" office:value-type="string" office:string-value="my different round preventative animal" calcext:value-type="string">
            <text:p>my different round preventative anima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64];&quot; &quot;;[.I64];&quot; &quot;;[.J64];&quot; &quot;;[.K64];&quot; &quot;;[.L64])" office:value-type="string" office:string-value="another same emotional electric color" calcext:value-type="string">
            <text:p>another same emotional electric color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65];&quot; &quot;;[.I65];&quot; &quot;;[.J65];&quot; &quot;;[.K65];&quot; &quot;;[.L65])" office:value-type="string" office:string-value="my major broken public stick" calcext:value-type="string">
            <text:p>my major broken public sti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tree" calcext:value-type="string">
            <text:p>tree</text:p>
          </table:table-cell>
          <table:table-cell/>
          <table:table-cell table:formula="of:=CONCATENATE([.H66];&quot; &quot;;[.I66];&quot; &quot;;[.J66];&quot; &quot;;[.K66];&quot; &quot;;[.L66])" office:value-type="string" office:string-value="a other old local tree" calcext:value-type="string">
            <text:p>a other old local tre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67];&quot; &quot;;[.I67];&quot; &quot;;[.J67];&quot; &quot;;[.K67];&quot; &quot;;[.L67])" office:value-type="string" office:string-value="everyone's usual ugly religious thing" calcext:value-type="string">
            <text:p>everyone's usual ugly religious thing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68];&quot; &quot;;[.I68];&quot; &quot;;[.J68];&quot; &quot;;[.K68];&quot; &quot;;[.L68])" office:value-type="string" office:string-value="the occasional horrendous Canadian color" calcext:value-type="string">
            <text:p>the occasional horrendous Canadian color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identical" calcext:value-type="string">
            <text:p>identical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rock" calcext:value-type="string">
            <text:p>rock</text:p>
          </table:table-cell>
          <table:table-cell/>
          <table:table-cell table:formula="of:=CONCATENATE([.H69];&quot; &quot;;[.I69];&quot; &quot;;[.J69];&quot; &quot;;[.K69];&quot; &quot;;[.L69])" office:value-type="string" office:string-value="a identical stubborn public rock" calcext:value-type="string">
            <text:p>a identical stubborn public ro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man" calcext:value-type="string">
            <text:p>man</text:p>
          </table:table-cell>
          <table:table-cell/>
          <table:table-cell table:formula="of:=CONCATENATE([.H70];&quot; &quot;;[.I70];&quot; &quot;;[.J70];&quot; &quot;;[.K70];&quot; &quot;;[.L70])" office:value-type="string" office:string-value="everyone's extra lumpy medical man" calcext:value-type="string">
            <text:p>everyone's extra lumpy medical m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animal" calcext:value-type="string">
            <text:p>animal</text:p>
          </table:table-cell>
          <table:table-cell/>
          <table:table-cell table:formula="of:=CONCATENATE([.H71];&quot; &quot;;[.I71];&quot; &quot;;[.J71];&quot; &quot;;[.K71];&quot; &quot;;[.L71])" office:value-type="string" office:string-value="one first lovely emotional animal" calcext:value-type="string">
            <text:p>one first lovely emotional anima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animal" calcext:value-type="string">
            <text:p>animal</text:p>
          </table:table-cell>
          <table:table-cell/>
          <table:table-cell table:formula="of:=CONCATENATE([.H72];&quot; &quot;;[.I72];&quot; &quot;;[.J72];&quot; &quot;;[.K72];&quot; &quot;;[.L72])" office:value-type="string" office:string-value="one basic dangerous local animal" calcext:value-type="string">
            <text:p>one basic dangerous local anima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73];&quot; &quot;;[.I73];&quot; &quot;;[.J73];&quot; &quot;;[.K73];&quot; &quot;;[.L73])" office:value-type="string" office:string-value="my perfect smart preventative device" calcext:value-type="string">
            <text:p>my perfect smart preventative devi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plan" calcext:value-type="string">
            <text:p>plan</text:p>
          </table:table-cell>
          <table:table-cell/>
          <table:table-cell table:formula="of:=CONCATENATE([.H74];&quot; &quot;;[.I74];&quot; &quot;;[.J74];&quot; &quot;;[.K74];&quot; &quot;;[.L74])" office:value-type="string" office:string-value="another perfect emotional federal plan" calcext:value-type="string">
            <text:p>another perfect emotional federal pl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world" calcext:value-type="string">
            <text:p>world</text:p>
          </table:table-cell>
          <table:table-cell/>
          <table:table-cell table:formula="of:=CONCATENATE([.H75];&quot; &quot;;[.I75];&quot; &quot;;[.J75];&quot; &quot;;[.K75];&quot; &quot;;[.L75])" office:value-type="string" office:string-value="their first fast vegetarian world" calcext:value-type="string">
            <text:p>their first fast vegetarian worl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parade" calcext:value-type="string">
            <text:p>parade</text:p>
          </table:table-cell>
          <table:table-cell/>
          <table:table-cell table:formula="of:=CONCATENATE([.H76];&quot; &quot;;[.I76];&quot; &quot;;[.J76];&quot; &quot;;[.K76];&quot; &quot;;[.L76])" office:value-type="string" office:string-value="their extra emotional emotional parade" calcext:value-type="string">
            <text:p>their extra emotional emotional parad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lone" calcext:value-type="string">
            <text:p>lone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77];&quot; &quot;;[.I77];&quot; &quot;;[.J77];&quot; &quot;;[.K77];&quot; &quot;;[.L77])" office:value-type="string" office:string-value="my lone generous criminal group" calcext:value-type="string">
            <text:p>my lone generous criminal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tree" calcext:value-type="string">
            <text:p>tree</text:p>
          </table:table-cell>
          <table:table-cell/>
          <table:table-cell table:formula="of:=CONCATENATE([.H78];&quot; &quot;;[.I78];&quot; &quot;;[.J78];&quot; &quot;;[.K78];&quot; &quot;;[.L78])" office:value-type="string" office:string-value="another major big medical tree" calcext:value-type="string">
            <text:p>another major big medical tre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food" calcext:value-type="string">
            <text:p>food</text:p>
          </table:table-cell>
          <table:table-cell/>
          <table:table-cell table:formula="of:=CONCATENATE([.H79];&quot; &quot;;[.I79];&quot; &quot;;[.J79];&quot; &quot;;[.K79];&quot; &quot;;[.L79])" office:value-type="string" office:string-value="another real long tactical food" calcext:value-type="string">
            <text:p>another real long tactical foo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situation" calcext:value-type="string">
            <text:p>situation</text:p>
          </table:table-cell>
          <table:table-cell/>
          <table:table-cell table:formula="of:=CONCATENATE([.H80];&quot; &quot;;[.I80];&quot; &quot;;[.J80];&quot; &quot;;[.K80];&quot; &quot;;[.L80])" office:value-type="string" office:string-value="everyone's other fast emotional situation" calcext:value-type="string">
            <text:p>everyone's other fast emotional situat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tree" calcext:value-type="string">
            <text:p>tree</text:p>
          </table:table-cell>
          <table:table-cell/>
          <table:table-cell table:formula="of:=CONCATENATE([.H81];&quot; &quot;;[.I81];&quot; &quot;;[.J81];&quot; &quot;;[.K81];&quot; &quot;;[.L81])" office:value-type="string" office:string-value="one major dangerous public tree" calcext:value-type="string">
            <text:p>one major dangerous public tre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82];&quot; &quot;;[.I82];&quot; &quot;;[.J82];&quot; &quot;;[.K82];&quot; &quot;;[.L82])" office:value-type="string" office:string-value="a average dangerous religious group" calcext:value-type="string">
            <text:p>a average dangerous religious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83];&quot; &quot;;[.I83];&quot; &quot;;[.J83];&quot; &quot;;[.K83];&quot; &quot;;[.L83])" office:value-type="string" office:string-value="everyone's wrong lovely Canadian color" calcext:value-type="string">
            <text:p>everyone's wrong lovely Canadian color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84];&quot; &quot;;[.I84];&quot; &quot;;[.J84];&quot; &quot;;[.K84];&quot; &quot;;[.L84])" office:value-type="string" office:string-value="my different generous criminal thing" calcext:value-type="string">
            <text:p>my different generous criminal thing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house" calcext:value-type="string">
            <text:p>house</text:p>
          </table:table-cell>
          <table:table-cell/>
          <table:table-cell table:formula="of:=CONCATENATE([.H85];&quot; &quot;;[.I85];&quot; &quot;;[.J85];&quot; &quot;;[.K85];&quot; &quot;;[.L85])" office:value-type="string" office:string-value="their partial smart electric house" calcext:value-type="string">
            <text:p>their partial smart electric hous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86];&quot; &quot;;[.I86];&quot; &quot;;[.J86];&quot; &quot;;[.K86];&quot; &quot;;[.L86])" office:value-type="string" office:string-value="my partial fast emotional group" calcext:value-type="string">
            <text:p>my partial fast emotional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87];&quot; &quot;;[.I87];&quot; &quot;;[.J87];&quot; &quot;;[.K87];&quot; &quot;;[.L87])" office:value-type="string" office:string-value="another extra wealthy public group" calcext:value-type="string">
            <text:p>another extra wealthy public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parade" calcext:value-type="string">
            <text:p>parade</text:p>
          </table:table-cell>
          <table:table-cell/>
          <table:table-cell table:formula="of:=CONCATENATE([.H88];&quot; &quot;;[.I88];&quot; &quot;;[.J88];&quot; &quot;;[.K88];&quot; &quot;;[.L88])" office:value-type="string" office:string-value="my best yellow criminal parade" calcext:value-type="string">
            <text:p>my best yellow criminal parad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world" calcext:value-type="string">
            <text:p>world</text:p>
          </table:table-cell>
          <table:table-cell/>
          <table:table-cell table:formula="of:=CONCATENATE([.H89];&quot; &quot;;[.I89];&quot; &quot;;[.J89];&quot; &quot;;[.K89];&quot; &quot;;[.L89])" office:value-type="string" office:string-value="one usual lovely local world" calcext:value-type="string">
            <text:p>one usual lovely local worl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site" calcext:value-type="string">
            <text:p>site</text:p>
          </table:table-cell>
          <table:table-cell/>
          <table:table-cell table:formula="of:=CONCATENATE([.H90];&quot; &quot;;[.I90];&quot; &quot;;[.J90];&quot; &quot;;[.K90];&quot; &quot;;[.L90])" office:value-type="string" office:string-value="that extra ugly criminal site" calcext:value-type="string">
            <text:p>that extra ugly criminal sit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man" calcext:value-type="string">
            <text:p>man</text:p>
          </table:table-cell>
          <table:table-cell/>
          <table:table-cell table:formula="of:=CONCATENATE([.H91];&quot; &quot;;[.I91];&quot; &quot;;[.J91];&quot; &quot;;[.K91];&quot; &quot;;[.L91])" office:value-type="string" office:string-value="the occasional horrendous emotional man" calcext:value-type="string">
            <text:p>the occasional horrendous emotional m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plan" calcext:value-type="string">
            <text:p>plan</text:p>
          </table:table-cell>
          <table:table-cell/>
          <table:table-cell table:formula="of:=CONCATENATE([.H92];&quot; &quot;;[.I92];&quot; &quot;;[.J92];&quot; &quot;;[.K92];&quot; &quot;;[.L92])" office:value-type="string" office:string-value="the same broken emotional plan" calcext:value-type="string">
            <text:p>the same broken emotional pl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food" calcext:value-type="string">
            <text:p>food</text:p>
          </table:table-cell>
          <table:table-cell/>
          <table:table-cell table:formula="of:=CONCATENATE([.H93];&quot; &quot;;[.I93];&quot; &quot;;[.J93];&quot; &quot;;[.K93];&quot; &quot;;[.L93])" office:value-type="string" office:string-value="one pure emotional medical food" calcext:value-type="string">
            <text:p>one pure emotional medical foo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94];&quot; &quot;;[.I94];&quot; &quot;;[.J94];&quot; &quot;;[.K94];&quot; &quot;;[.L94])" office:value-type="string" office:string-value="a average big criminal stick" calcext:value-type="string">
            <text:p>a average big criminal sti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identical" calcext:value-type="string">
            <text:p>identical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95];&quot; &quot;;[.I95];&quot; &quot;;[.J95];&quot; &quot;;[.K95];&quot; &quot;;[.L95])" office:value-type="string" office:string-value="that identical hairy tactical thing" calcext:value-type="string">
            <text:p>that identical hairy tactical thing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box" calcext:value-type="string">
            <text:p>box</text:p>
          </table:table-cell>
          <table:table-cell/>
          <table:table-cell table:formula="of:=CONCATENATE([.H96];&quot; &quot;;[.I96];&quot; &quot;;[.J96];&quot; &quot;;[.K96];&quot; &quot;;[.L96])" office:value-type="string" office:string-value="everyone's perfect broken religious box" calcext:value-type="string">
            <text:p>everyone's perfect broken religious box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97];&quot; &quot;;[.I97];&quot; &quot;;[.J97];&quot; &quot;;[.K97];&quot; &quot;;[.L97])" office:value-type="string" office:string-value="another other smart preventative symbol" calcext:value-type="string">
            <text:p>another other smart preventative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98];&quot; &quot;;[.I98];&quot; &quot;;[.J98];&quot; &quot;;[.K98];&quot; &quot;;[.L98])" office:value-type="string" office:string-value="one occasional big preventative thing" calcext:value-type="string">
            <text:p>one occasional big preventative thing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food" calcext:value-type="string">
            <text:p>food</text:p>
          </table:table-cell>
          <table:table-cell/>
          <table:table-cell table:formula="of:=CONCATENATE([.H99];&quot; &quot;;[.I99];&quot; &quot;;[.J99];&quot; &quot;;[.K99];&quot; &quot;;[.L99])" office:value-type="string" office:string-value="one other ugly criminal food" calcext:value-type="string">
            <text:p>one other ugly criminal foo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identical" calcext:value-type="string">
            <text:p>identical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tree" calcext:value-type="string">
            <text:p>tree</text:p>
          </table:table-cell>
          <table:table-cell/>
          <table:table-cell table:formula="of:=CONCATENATE([.H100];&quot; &quot;;[.I100];&quot; &quot;;[.J100];&quot; &quot;;[.K100];&quot; &quot;;[.L100])" office:value-type="string" office:string-value="that identical friendly preventative tree" calcext:value-type="string">
            <text:p>that identical friendly preventative tre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101];&quot; &quot;;[.I101];&quot; &quot;;[.J101];&quot; &quot;;[.K101];&quot; &quot;;[.L101])" office:value-type="string" office:string-value="everyone's partial big religious symbol" calcext:value-type="string">
            <text:p>everyone's partial big religious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102];&quot; &quot;;[.I102];&quot; &quot;;[.J102];&quot; &quot;;[.K102];&quot; &quot;;[.L102])" office:value-type="string" office:string-value="their only big emotional thing" calcext:value-type="string">
            <text:p>their only big emotional thing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one" calcext:value-type="string">
            <text:p>one</text:p>
          </table:table-cell>
          <table:table-cell/>
          <table:table-cell table:formula="of:=CONCATENATE([.H103];&quot; &quot;;[.I103];&quot; &quot;;[.J103];&quot; &quot;;[.K103];&quot; &quot;;[.L103])" office:value-type="string" office:string-value="another major lovely Canadian one" calcext:value-type="string">
            <text:p>another major lovely Canadian on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104];&quot; &quot;;[.I104];&quot; &quot;;[.J104];&quot; &quot;;[.K104];&quot; &quot;;[.L104])" office:value-type="string" office:string-value="the extra fast medical thing" calcext:value-type="string">
            <text:p>the extra fast medical thing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world" calcext:value-type="string">
            <text:p>world</text:p>
          </table:table-cell>
          <table:table-cell/>
          <table:table-cell table:formula="of:=CONCATENATE([.H105];&quot; &quot;;[.I105];&quot; &quot;;[.J105];&quot; &quot;;[.K105];&quot; &quot;;[.L105])" office:value-type="string" office:string-value="the real lovely criminal world" calcext:value-type="string">
            <text:p>the real lovely criminal worl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plan" calcext:value-type="string">
            <text:p>plan</text:p>
          </table:table-cell>
          <table:table-cell/>
          <table:table-cell table:formula="of:=CONCATENATE([.H106];&quot; &quot;;[.I106];&quot; &quot;;[.J106];&quot; &quot;;[.K106];&quot; &quot;;[.L106])" office:value-type="string" office:string-value="the important? lovely emotional plan" calcext:value-type="string">
            <text:p>the important? lovely emotional pl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animal" calcext:value-type="string">
            <text:p>animal</text:p>
          </table:table-cell>
          <table:table-cell/>
          <table:table-cell table:formula="of:=CONCATENATE([.H107];&quot; &quot;;[.I107];&quot; &quot;;[.J107];&quot; &quot;;[.K107];&quot; &quot;;[.L107])" office:value-type="string" office:string-value="the major friendly local animal" calcext:value-type="string">
            <text:p>the major friendly local anima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one" calcext:value-type="string">
            <text:p>one</text:p>
          </table:table-cell>
          <table:table-cell/>
          <table:table-cell table:formula="of:=CONCATENATE([.H108];&quot; &quot;;[.I108];&quot; &quot;;[.J108];&quot; &quot;;[.K108];&quot; &quot;;[.L108])" office:value-type="string" office:string-value="my rare round public one" calcext:value-type="string">
            <text:p>my rare round public on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109];&quot; &quot;;[.I109];&quot; &quot;;[.J109];&quot; &quot;;[.K109];&quot; &quot;;[.L109])" office:value-type="string" office:string-value="another pure wealthy religious symbol" calcext:value-type="string">
            <text:p>another pure wealthy religious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110];&quot; &quot;;[.I110];&quot; &quot;;[.J110];&quot; &quot;;[.K110];&quot; &quot;;[.L110])" office:value-type="string" office:string-value="that correct hairy religious thing" calcext:value-type="string">
            <text:p>that correct hairy religious thing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111];&quot; &quot;;[.I111];&quot; &quot;;[.J111];&quot; &quot;;[.K111];&quot; &quot;;[.L111])" office:value-type="string" office:string-value="that basic broken local device" calcext:value-type="string">
            <text:p>that basic broken local devi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lone" calcext:value-type="string">
            <text:p>lone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112];&quot; &quot;;[.I112];&quot; &quot;;[.J112];&quot; &quot;;[.K112];&quot; &quot;;[.L112])" office:value-type="string" office:string-value="the lone dangerous emotional color" calcext:value-type="string">
            <text:p>the lone dangerous emotional color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lone" calcext:value-type="string">
            <text:p>lone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113];&quot; &quot;;[.I113];&quot; &quot;;[.J113];&quot; &quot;;[.K113];&quot; &quot;;[.L113])" office:value-type="string" office:string-value="their lone lumpy nuclear device" calcext:value-type="string">
            <text:p>their lone lumpy nuclear devi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house" calcext:value-type="string">
            <text:p>house</text:p>
          </table:table-cell>
          <table:table-cell/>
          <table:table-cell table:formula="of:=CONCATENATE([.H114];&quot; &quot;;[.I114];&quot; &quot;;[.J114];&quot; &quot;;[.K114];&quot; &quot;;[.L114])" office:value-type="string" office:string-value="my perfect round Canadian house" calcext:value-type="string">
            <text:p>my perfect round Canadian hous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man" calcext:value-type="string">
            <text:p>man</text:p>
          </table:table-cell>
          <table:table-cell/>
          <table:table-cell table:formula="of:=CONCATENATE([.H115];&quot; &quot;;[.I115];&quot; &quot;;[.J115];&quot; &quot;;[.K115];&quot; &quot;;[.L115])" office:value-type="string" office:string-value="my basic lovely medical man" calcext:value-type="string">
            <text:p>my basic lovely medical m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rock" calcext:value-type="string">
            <text:p>rock</text:p>
          </table:table-cell>
          <table:table-cell/>
          <table:table-cell table:formula="of:=CONCATENATE([.H116];&quot; &quot;;[.I116];&quot; &quot;;[.J116];&quot; &quot;;[.K116];&quot; &quot;;[.L116])" office:value-type="string" office:string-value="a permanent stubborn preventative rock" calcext:value-type="string">
            <text:p>a permanent stubborn preventative ro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lone" calcext:value-type="string">
            <text:p>lone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117];&quot; &quot;;[.I117];&quot; &quot;;[.J117];&quot; &quot;;[.K117];&quot; &quot;;[.L117])" office:value-type="string" office:string-value="that lone ugly preventative stick" calcext:value-type="string">
            <text:p>that lone ugly preventative sti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man" calcext:value-type="string">
            <text:p>man</text:p>
          </table:table-cell>
          <table:table-cell/>
          <table:table-cell table:formula="of:=CONCATENATE([.H118];&quot; &quot;;[.I118];&quot; &quot;;[.J118];&quot; &quot;;[.K118];&quot; &quot;;[.L118])" office:value-type="string" office:string-value="the original lumpy electric man" calcext:value-type="string">
            <text:p>the original lumpy electric m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parade" calcext:value-type="string">
            <text:p>parade</text:p>
          </table:table-cell>
          <table:table-cell/>
          <table:table-cell table:formula="of:=CONCATENATE([.H119];&quot; &quot;;[.I119];&quot; &quot;;[.J119];&quot; &quot;;[.K119];&quot; &quot;;[.L119])" office:value-type="string" office:string-value="everyone's real smart electric parade" calcext:value-type="string">
            <text:p>everyone's real smart electric parad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world" calcext:value-type="string">
            <text:p>world</text:p>
          </table:table-cell>
          <table:table-cell/>
          <table:table-cell table:formula="of:=CONCATENATE([.H120];&quot; &quot;;[.I120];&quot; &quot;;[.J120];&quot; &quot;;[.K120];&quot; &quot;;[.L120])" office:value-type="string" office:string-value="one first stubborn tactical world" calcext:value-type="string">
            <text:p>one first stubborn tactical worl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one" calcext:value-type="string">
            <text:p>one</text:p>
          </table:table-cell>
          <table:table-cell/>
          <table:table-cell table:formula="of:=CONCATENATE([.H121];&quot; &quot;;[.I121];&quot; &quot;;[.J121];&quot; &quot;;[.K121];&quot; &quot;;[.L121])" office:value-type="string" office:string-value="the important? fast federal one" calcext:value-type="string">
            <text:p>the important? fast federal on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site" calcext:value-type="string">
            <text:p>site</text:p>
          </table:table-cell>
          <table:table-cell/>
          <table:table-cell table:formula="of:=CONCATENATE([.H122];&quot; &quot;;[.I122];&quot; &quot;;[.J122];&quot; &quot;;[.K122];&quot; &quot;;[.L122])" office:value-type="string" office:string-value="everyone's other wealthy tactical site" calcext:value-type="string">
            <text:p>everyone's other wealthy tactical sit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123];&quot; &quot;;[.I123];&quot; &quot;;[.J123];&quot; &quot;;[.K123];&quot; &quot;;[.L123])" office:value-type="string" office:string-value="a major old preventative symbol" calcext:value-type="string">
            <text:p>a major old preventative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identical" calcext:value-type="string">
            <text:p>identical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tree" calcext:value-type="string">
            <text:p>tree</text:p>
          </table:table-cell>
          <table:table-cell/>
          <table:table-cell table:formula="of:=CONCATENATE([.H124];&quot; &quot;;[.I124];&quot; &quot;;[.J124];&quot; &quot;;[.K124];&quot; &quot;;[.L124])" office:value-type="string" office:string-value="that identical big criminal tree" calcext:value-type="string">
            <text:p>that identical big criminal tre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parade" calcext:value-type="string">
            <text:p>parade</text:p>
          </table:table-cell>
          <table:table-cell/>
          <table:table-cell table:formula="of:=CONCATENATE([.H125];&quot; &quot;;[.I125];&quot; &quot;;[.J125];&quot; &quot;;[.K125];&quot; &quot;;[.L125])" office:value-type="string" office:string-value="everyone's only ugly public parade" calcext:value-type="string">
            <text:p>everyone's only ugly public parad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animal" calcext:value-type="string">
            <text:p>animal</text:p>
          </table:table-cell>
          <table:table-cell/>
          <table:table-cell table:formula="of:=CONCATENATE([.H126];&quot; &quot;;[.I126];&quot; &quot;;[.J126];&quot; &quot;;[.K126];&quot; &quot;;[.L126])" office:value-type="string" office:string-value="everyone's wrong big federal animal" calcext:value-type="string">
            <text:p>everyone's wrong big federal anima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127];&quot; &quot;;[.I127];&quot; &quot;;[.J127];&quot; &quot;;[.K127];&quot; &quot;;[.L127])" office:value-type="string" office:string-value="another same hairy preventative stick" calcext:value-type="string">
            <text:p>another same hairy preventative sti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box" calcext:value-type="string">
            <text:p>box</text:p>
          </table:table-cell>
          <table:table-cell/>
          <table:table-cell table:formula="of:=CONCATENATE([.H128];&quot; &quot;;[.I128];&quot; &quot;;[.J128];&quot; &quot;;[.K128];&quot; &quot;;[.L128])" office:value-type="string" office:string-value="a pure broken local box" calcext:value-type="string">
            <text:p>a pure broken local box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decision" calcext:value-type="string">
            <text:p>decision</text:p>
          </table:table-cell>
          <table:table-cell/>
          <table:table-cell table:formula="of:=CONCATENATE([.H129];&quot; &quot;;[.I129];&quot; &quot;;[.J129];&quot; &quot;;[.K129];&quot; &quot;;[.L129])" office:value-type="string" office:string-value="everyone's occasional horrendous electric decision" calcext:value-type="string">
            <text:p>everyone's occasional horrendous electric decis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food" calcext:value-type="string">
            <text:p>food</text:p>
          </table:table-cell>
          <table:table-cell/>
          <table:table-cell table:formula="of:=CONCATENATE([.H130];&quot; &quot;;[.I130];&quot; &quot;;[.J130];&quot; &quot;;[.K130];&quot; &quot;;[.L130])" office:value-type="string" office:string-value="a wrong stubborn federal food" calcext:value-type="string">
            <text:p>a wrong stubborn federal foo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possible" calcext:value-type="string">
            <text:p>possible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animal" calcext:value-type="string">
            <text:p>animal</text:p>
          </table:table-cell>
          <table:table-cell/>
          <table:table-cell table:formula="of:=CONCATENATE([.H131];&quot; &quot;;[.I131];&quot; &quot;;[.J131];&quot; &quot;;[.K131];&quot; &quot;;[.L131])" office:value-type="string" office:string-value="my possible long vegetarian animal" calcext:value-type="string">
            <text:p>my possible long vegetarian anima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132];&quot; &quot;;[.I132];&quot; &quot;;[.J132];&quot; &quot;;[.K132];&quot; &quot;;[.L132])" office:value-type="string" office:string-value="one correct hairy preventative thing" calcext:value-type="string">
            <text:p>one correct hairy preventative thing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rock" calcext:value-type="string">
            <text:p>rock</text:p>
          </table:table-cell>
          <table:table-cell/>
          <table:table-cell table:formula="of:=CONCATENATE([.H133];&quot; &quot;;[.I133];&quot; &quot;;[.J133];&quot; &quot;;[.K133];&quot; &quot;;[.L133])" office:value-type="string" office:string-value="the occasional stubborn local rock" calcext:value-type="string">
            <text:p>the occasional stubborn local ro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space" calcext:value-type="string">
            <text:p>space</text:p>
          </table:table-cell>
          <table:table-cell/>
          <table:table-cell table:formula="of:=CONCATENATE([.H134];&quot; &quot;;[.I134];&quot; &quot;;[.J134];&quot; &quot;;[.K134];&quot; &quot;;[.L134])" office:value-type="string" office:string-value="their average wealthy vegetarian space" calcext:value-type="string">
            <text:p>their average wealthy vegetarian spa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possible" calcext:value-type="string">
            <text:p>possible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parade" calcext:value-type="string">
            <text:p>parade</text:p>
          </table:table-cell>
          <table:table-cell/>
          <table:table-cell table:formula="of:=CONCATENATE([.H135];&quot; &quot;;[.I135];&quot; &quot;;[.J135];&quot; &quot;;[.K135];&quot; &quot;;[.L135])" office:value-type="string" office:string-value="my possible horrendous religious parade" calcext:value-type="string">
            <text:p>my possible horrendous religious parad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136];&quot; &quot;;[.I136];&quot; &quot;;[.J136];&quot; &quot;;[.K136];&quot; &quot;;[.L136])" office:value-type="string" office:string-value="one extra ugly nuclear group" calcext:value-type="string">
            <text:p>one extra ugly nuclear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137];&quot; &quot;;[.I137];&quot; &quot;;[.J137];&quot; &quot;;[.K137];&quot; &quot;;[.L137])" office:value-type="string" office:string-value="another important? hairy nuclear thing" calcext:value-type="string">
            <text:p>another important? hairy nuclear thing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138];&quot; &quot;;[.I138];&quot; &quot;;[.J138];&quot; &quot;;[.K138];&quot; &quot;;[.L138])" office:value-type="string" office:string-value="my other ugly vegetarian device" calcext:value-type="string">
            <text:p>my other ugly vegetarian devi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house" calcext:value-type="string">
            <text:p>house</text:p>
          </table:table-cell>
          <table:table-cell/>
          <table:table-cell table:formula="of:=CONCATENATE([.H139];&quot; &quot;;[.I139];&quot; &quot;;[.J139];&quot; &quot;;[.K139];&quot; &quot;;[.L139])" office:value-type="string" office:string-value="a real long federal house" calcext:value-type="string">
            <text:p>a real long federal hous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man" calcext:value-type="string">
            <text:p>man</text:p>
          </table:table-cell>
          <table:table-cell/>
          <table:table-cell table:formula="of:=CONCATENATE([.H140];&quot; &quot;;[.I140];&quot; &quot;;[.J140];&quot; &quot;;[.K140];&quot; &quot;;[.L140])" office:value-type="string" office:string-value="one partial dangerous public man" calcext:value-type="string">
            <text:p>one partial dangerous public m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141];&quot; &quot;;[.I141];&quot; &quot;;[.J141];&quot; &quot;;[.K141];&quot; &quot;;[.L141])" office:value-type="string" office:string-value="the first old federal color" calcext:value-type="string">
            <text:p>the first old federal color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identical" calcext:value-type="string">
            <text:p>identical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situation" calcext:value-type="string">
            <text:p>situation</text:p>
          </table:table-cell>
          <table:table-cell/>
          <table:table-cell table:formula="of:=CONCATENATE([.H142];&quot; &quot;;[.I142];&quot; &quot;;[.J142];&quot; &quot;;[.K142];&quot; &quot;;[.L142])" office:value-type="string" office:string-value="everyone's identical smart preventative situation" calcext:value-type="string">
            <text:p>everyone's identical smart preventative situat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food" calcext:value-type="string">
            <text:p>food</text:p>
          </table:table-cell>
          <table:table-cell/>
          <table:table-cell table:formula="of:=CONCATENATE([.H143];&quot; &quot;;[.I143];&quot; &quot;;[.J143];&quot; &quot;;[.K143];&quot; &quot;;[.L143])" office:value-type="string" office:string-value="that best lovely Canadian food" calcext:value-type="string">
            <text:p>that best lovely Canadian foo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site" calcext:value-type="string">
            <text:p>site</text:p>
          </table:table-cell>
          <table:table-cell/>
          <table:table-cell table:formula="of:=CONCATENATE([.H144];&quot; &quot;;[.I144];&quot; &quot;;[.J144];&quot; &quot;;[.K144];&quot; &quot;;[.L144])" office:value-type="string" office:string-value="that extra big religious site" calcext:value-type="string">
            <text:p>that extra big religious sit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possible" calcext:value-type="string">
            <text:p>possible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145];&quot; &quot;;[.I145];&quot; &quot;;[.J145];&quot; &quot;;[.K145];&quot; &quot;;[.L145])" office:value-type="string" office:string-value="everyone's possible dangerous emotional device" calcext:value-type="string">
            <text:p>everyone's possible dangerous emotional devi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tree" calcext:value-type="string">
            <text:p>tree</text:p>
          </table:table-cell>
          <table:table-cell/>
          <table:table-cell table:formula="of:=CONCATENATE([.H146];&quot; &quot;;[.I146];&quot; &quot;;[.J146];&quot; &quot;;[.K146];&quot; &quot;;[.L146])" office:value-type="string" office:string-value="their pure stubborn medical tree" calcext:value-type="string">
            <text:p>their pure stubborn medical tre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147];&quot; &quot;;[.I147];&quot; &quot;;[.J147];&quot; &quot;;[.K147];&quot; &quot;;[.L147])" office:value-type="string" office:string-value="that pure friendly criminal color" calcext:value-type="string">
            <text:p>that pure friendly criminal color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similar" calcext:value-type="string">
            <text:p>similar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food" calcext:value-type="string">
            <text:p>food</text:p>
          </table:table-cell>
          <table:table-cell/>
          <table:table-cell table:formula="of:=CONCATENATE([.H148];&quot; &quot;;[.I148];&quot; &quot;;[.J148];&quot; &quot;;[.K148];&quot; &quot;;[.L148])" office:value-type="string" office:string-value="another similar ugly electric food" calcext:value-type="string">
            <text:p>another similar ugly electric foo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149];&quot; &quot;;[.I149];&quot; &quot;;[.J149];&quot; &quot;;[.K149];&quot; &quot;;[.L149])" office:value-type="string" office:string-value="everyone's major dangerous nuclear color" calcext:value-type="string">
            <text:p>everyone's major dangerous nuclear color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situation" calcext:value-type="string">
            <text:p>situation</text:p>
          </table:table-cell>
          <table:table-cell/>
          <table:table-cell table:formula="of:=CONCATENATE([.H150];&quot; &quot;;[.I150];&quot; &quot;;[.J150];&quot; &quot;;[.K150];&quot; &quot;;[.L150])" office:value-type="string" office:string-value="a different old vegetarian situation" calcext:value-type="string">
            <text:p>a different old vegetarian situat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food" calcext:value-type="string">
            <text:p>food</text:p>
          </table:table-cell>
          <table:table-cell/>
          <table:table-cell table:formula="of:=CONCATENATE([.H151];&quot; &quot;;[.I151];&quot; &quot;;[.J151];&quot; &quot;;[.K151];&quot; &quot;;[.L151])" office:value-type="string" office:string-value="another usual round religious food" calcext:value-type="string">
            <text:p>another usual round religious foo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decision" calcext:value-type="string">
            <text:p>decision</text:p>
          </table:table-cell>
          <table:table-cell/>
          <table:table-cell table:formula="of:=CONCATENATE([.H152];&quot; &quot;;[.I152];&quot; &quot;;[.J152];&quot; &quot;;[.K152];&quot; &quot;;[.L152])" office:value-type="string" office:string-value="that only horrendous religious decision" calcext:value-type="string">
            <text:p>that only horrendous religious decis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box" calcext:value-type="string">
            <text:p>box</text:p>
          </table:table-cell>
          <table:table-cell/>
          <table:table-cell table:formula="of:=CONCATENATE([.H153];&quot; &quot;;[.I153];&quot; &quot;;[.J153];&quot; &quot;;[.K153];&quot; &quot;;[.L153])" office:value-type="string" office:string-value="the original smart emotional box" calcext:value-type="string">
            <text:p>the original smart emotional box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154];&quot; &quot;;[.I154];&quot; &quot;;[.J154];&quot; &quot;;[.K154];&quot; &quot;;[.L154])" office:value-type="string" office:string-value="another original lovely nuclear symbol" calcext:value-type="string">
            <text:p>another original lovely nuclear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space" calcext:value-type="string">
            <text:p>space</text:p>
          </table:table-cell>
          <table:table-cell/>
          <table:table-cell table:formula="of:=CONCATENATE([.H155];&quot; &quot;;[.I155];&quot; &quot;;[.J155];&quot; &quot;;[.K155];&quot; &quot;;[.L155])" office:value-type="string" office:string-value="that pure yellow religious space" calcext:value-type="string">
            <text:p>that pure yellow religious spa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156];&quot; &quot;;[.I156];&quot; &quot;;[.J156];&quot; &quot;;[.K156];&quot; &quot;;[.L156])" office:value-type="string" office:string-value="the major round Canadian device" calcext:value-type="string">
            <text:p>the major round Canadian devi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one" calcext:value-type="string">
            <text:p>one</text:p>
          </table:table-cell>
          <table:table-cell/>
          <table:table-cell table:formula="of:=CONCATENATE([.H157];&quot; &quot;;[.I157];&quot; &quot;;[.J157];&quot; &quot;;[.K157];&quot; &quot;;[.L157])" office:value-type="string" office:string-value="one major stubborn nuclear one" calcext:value-type="string">
            <text:p>one major stubborn nuclear on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one" calcext:value-type="string">
            <text:p>one</text:p>
          </table:table-cell>
          <table:table-cell/>
          <table:table-cell table:formula="of:=CONCATENATE([.H158];&quot; &quot;;[.I158];&quot; &quot;;[.J158];&quot; &quot;;[.K158];&quot; &quot;;[.L158])" office:value-type="string" office:string-value="the correct broken nuclear one" calcext:value-type="string">
            <text:p>the correct broken nuclear on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possible" calcext:value-type="string">
            <text:p>possible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space" calcext:value-type="string">
            <text:p>space</text:p>
          </table:table-cell>
          <table:table-cell/>
          <table:table-cell table:formula="of:=CONCATENATE([.H159];&quot; &quot;;[.I159];&quot; &quot;;[.J159];&quot; &quot;;[.K159];&quot; &quot;;[.L159])" office:value-type="string" office:string-value="one possible round nuclear space" calcext:value-type="string">
            <text:p>one possible round nuclear spa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tree" calcext:value-type="string">
            <text:p>tree</text:p>
          </table:table-cell>
          <table:table-cell/>
          <table:table-cell table:formula="of:=CONCATENATE([.H160];&quot; &quot;;[.I160];&quot; &quot;;[.J160];&quot; &quot;;[.K160];&quot; &quot;;[.L160])" office:value-type="string" office:string-value="their next lumpy medical tree" calcext:value-type="string">
            <text:p>their next lumpy medical tre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161];&quot; &quot;;[.I161];&quot; &quot;;[.J161];&quot; &quot;;[.K161];&quot; &quot;;[.L161])" office:value-type="string" office:string-value="their pure round tactical thing" calcext:value-type="string">
            <text:p>their pure round tactical thing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162];&quot; &quot;;[.I162];&quot; &quot;;[.J162];&quot; &quot;;[.K162];&quot; &quot;;[.L162])" office:value-type="string" office:string-value="a pure broken medical group" calcext:value-type="string">
            <text:p>a pure broken medical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163];&quot; &quot;;[.I163];&quot; &quot;;[.J163];&quot; &quot;;[.K163];&quot; &quot;;[.L163])" office:value-type="string" office:string-value="my important? lumpy preventative stick" calcext:value-type="string">
            <text:p>my important? lumpy preventative sti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rock" calcext:value-type="string">
            <text:p>rock</text:p>
          </table:table-cell>
          <table:table-cell/>
          <table:table-cell table:formula="of:=CONCATENATE([.H164];&quot; &quot;;[.I164];&quot; &quot;;[.J164];&quot; &quot;;[.K164];&quot; &quot;;[.L164])" office:value-type="string" office:string-value="the original old medical rock" calcext:value-type="string">
            <text:p>the original old medical ro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house" calcext:value-type="string">
            <text:p>house</text:p>
          </table:table-cell>
          <table:table-cell/>
          <table:table-cell table:formula="of:=CONCATENATE([.H165];&quot; &quot;;[.I165];&quot; &quot;;[.J165];&quot; &quot;;[.K165];&quot; &quot;;[.L165])" office:value-type="string" office:string-value="my partial lovely preventative house" calcext:value-type="string">
            <text:p>my partial lovely preventative hous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166];&quot; &quot;;[.I166];&quot; &quot;;[.J166];&quot; &quot;;[.K166];&quot; &quot;;[.L166])" office:value-type="string" office:string-value="that only friendly electric color" calcext:value-type="string">
            <text:p>that only friendly electric color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house" calcext:value-type="string">
            <text:p>house</text:p>
          </table:table-cell>
          <table:table-cell/>
          <table:table-cell table:formula="of:=CONCATENATE([.H167];&quot; &quot;;[.I167];&quot; &quot;;[.J167];&quot; &quot;;[.K167];&quot; &quot;;[.L167])" office:value-type="string" office:string-value="the occasional smart medical house" calcext:value-type="string">
            <text:p>the occasional smart medical hous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168];&quot; &quot;;[.I168];&quot; &quot;;[.J168];&quot; &quot;;[.K168];&quot; &quot;;[.L168])" office:value-type="string" office:string-value="that partial friendly preventative group" calcext:value-type="string">
            <text:p>that partial friendly preventative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plan" calcext:value-type="string">
            <text:p>plan</text:p>
          </table:table-cell>
          <table:table-cell/>
          <table:table-cell table:formula="of:=CONCATENATE([.H169];&quot; &quot;;[.I169];&quot; &quot;;[.J169];&quot; &quot;;[.K169];&quot; &quot;;[.L169])" office:value-type="string" office:string-value="my permanent yellow emotional plan" calcext:value-type="string">
            <text:p>my permanent yellow emotional pl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plan" calcext:value-type="string">
            <text:p>plan</text:p>
          </table:table-cell>
          <table:table-cell/>
          <table:table-cell table:formula="of:=CONCATENATE([.H170];&quot; &quot;;[.I170];&quot; &quot;;[.J170];&quot; &quot;;[.K170];&quot; &quot;;[.L170])" office:value-type="string" office:string-value="another correct horrendous public plan" calcext:value-type="string">
            <text:p>another correct horrendous public pl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site" calcext:value-type="string">
            <text:p>site</text:p>
          </table:table-cell>
          <table:table-cell/>
          <table:table-cell table:formula="of:=CONCATENATE([.H171];&quot; &quot;;[.I171];&quot; &quot;;[.J171];&quot; &quot;;[.K171];&quot; &quot;;[.L171])" office:value-type="string" office:string-value="one occasional wealthy public site" calcext:value-type="string">
            <text:p>one occasional wealthy public sit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172];&quot; &quot;;[.I172];&quot; &quot;;[.J172];&quot; &quot;;[.K172];&quot; &quot;;[.L172])" office:value-type="string" office:string-value="a same old vegetarian group" calcext:value-type="string">
            <text:p>a same old vegetarian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parade" calcext:value-type="string">
            <text:p>parade</text:p>
          </table:table-cell>
          <table:table-cell/>
          <table:table-cell table:formula="of:=CONCATENATE([.H173];&quot; &quot;;[.I173];&quot; &quot;;[.J173];&quot; &quot;;[.K173];&quot; &quot;;[.L173])" office:value-type="string" office:string-value="their correct broken public parade" calcext:value-type="string">
            <text:p>their correct broken public parad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site" calcext:value-type="string">
            <text:p>site</text:p>
          </table:table-cell>
          <table:table-cell/>
          <table:table-cell table:formula="of:=CONCATENATE([.H174];&quot; &quot;;[.I174];&quot; &quot;;[.J174];&quot; &quot;;[.K174];&quot; &quot;;[.L174])" office:value-type="string" office:string-value="one other long criminal site" calcext:value-type="string">
            <text:p>one other long criminal sit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space" calcext:value-type="string">
            <text:p>space</text:p>
          </table:table-cell>
          <table:table-cell/>
          <table:table-cell table:formula="of:=CONCATENATE([.H175];&quot; &quot;;[.I175];&quot; &quot;;[.J175];&quot; &quot;;[.K175];&quot; &quot;;[.L175])" office:value-type="string" office:string-value="their basic stubborn nuclear space" calcext:value-type="string">
            <text:p>their basic stubborn nuclear spa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box" calcext:value-type="string">
            <text:p>box</text:p>
          </table:table-cell>
          <table:table-cell/>
          <table:table-cell table:formula="of:=CONCATENATE([.H176];&quot; &quot;;[.I176];&quot; &quot;;[.J176];&quot; &quot;;[.K176];&quot; &quot;;[.L176])" office:value-type="string" office:string-value="everyone's same yellow local box" calcext:value-type="string">
            <text:p>everyone's same yellow local box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possible" calcext:value-type="string">
            <text:p>possible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plan" calcext:value-type="string">
            <text:p>plan</text:p>
          </table:table-cell>
          <table:table-cell/>
          <table:table-cell table:formula="of:=CONCATENATE([.H177];&quot; &quot;;[.I177];&quot; &quot;;[.J177];&quot; &quot;;[.K177];&quot; &quot;;[.L177])" office:value-type="string" office:string-value="another possible smart emotional plan" calcext:value-type="string">
            <text:p>another possible smart emotional pl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tree" calcext:value-type="string">
            <text:p>tree</text:p>
          </table:table-cell>
          <table:table-cell/>
          <table:table-cell table:formula="of:=CONCATENATE([.H178];&quot; &quot;;[.I178];&quot; &quot;;[.J178];&quot; &quot;;[.K178];&quot; &quot;;[.L178])" office:value-type="string" office:string-value="that next generous federal tree" calcext:value-type="string">
            <text:p>that next generous federal tre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food" calcext:value-type="string">
            <text:p>food</text:p>
          </table:table-cell>
          <table:table-cell/>
          <table:table-cell table:formula="of:=CONCATENATE([.H179];&quot; &quot;;[.I179];&quot; &quot;;[.J179];&quot; &quot;;[.K179];&quot; &quot;;[.L179])" office:value-type="string" office:string-value="the perfect lumpy religious food" calcext:value-type="string">
            <text:p>the perfect lumpy religious foo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one" calcext:value-type="string">
            <text:p>one</text:p>
          </table:table-cell>
          <table:table-cell/>
          <table:table-cell table:formula="of:=CONCATENATE([.H180];&quot; &quot;;[.I180];&quot; &quot;;[.J180];&quot; &quot;;[.K180];&quot; &quot;;[.L180])" office:value-type="string" office:string-value="their other lumpy criminal one" calcext:value-type="string">
            <text:p>their other lumpy criminal on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parade" calcext:value-type="string">
            <text:p>parade</text:p>
          </table:table-cell>
          <table:table-cell/>
          <table:table-cell table:formula="of:=CONCATENATE([.H181];&quot; &quot;;[.I181];&quot; &quot;;[.J181];&quot; &quot;;[.K181];&quot; &quot;;[.L181])" office:value-type="string" office:string-value="my only horrendous religious parade" calcext:value-type="string">
            <text:p>my only horrendous religious parad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identical" calcext:value-type="string">
            <text:p>identical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plan" calcext:value-type="string">
            <text:p>plan</text:p>
          </table:table-cell>
          <table:table-cell/>
          <table:table-cell table:formula="of:=CONCATENATE([.H182];&quot; &quot;;[.I182];&quot; &quot;;[.J182];&quot; &quot;;[.K182];&quot; &quot;;[.L182])" office:value-type="string" office:string-value="my identical fast Canadian plan" calcext:value-type="string">
            <text:p>my identical fast Canadian pl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183];&quot; &quot;;[.I183];&quot; &quot;;[.J183];&quot; &quot;;[.K183];&quot; &quot;;[.L183])" office:value-type="string" office:string-value="everyone's other generous tactical symbol" calcext:value-type="string">
            <text:p>everyone's other generous tactical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space" calcext:value-type="string">
            <text:p>space</text:p>
          </table:table-cell>
          <table:table-cell/>
          <table:table-cell table:formula="of:=CONCATENATE([.H184];&quot; &quot;;[.I184];&quot; &quot;;[.J184];&quot; &quot;;[.K184];&quot; &quot;;[.L184])" office:value-type="string" office:string-value="everyone's perfect fast federal space" calcext:value-type="string">
            <text:p>everyone's perfect fast federal spa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possible" calcext:value-type="string">
            <text:p>possible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185];&quot; &quot;;[.I185];&quot; &quot;;[.J185];&quot; &quot;;[.K185];&quot; &quot;;[.L185])" office:value-type="string" office:string-value="their possible smart nuclear color" calcext:value-type="string">
            <text:p>their possible smart nuclear color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tree" calcext:value-type="string">
            <text:p>tree</text:p>
          </table:table-cell>
          <table:table-cell/>
          <table:table-cell table:formula="of:=CONCATENATE([.H186];&quot; &quot;;[.I186];&quot; &quot;;[.J186];&quot; &quot;;[.K186];&quot; &quot;;[.L186])" office:value-type="string" office:string-value="another other round emotional tree" calcext:value-type="string">
            <text:p>another other round emotional tre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box" calcext:value-type="string">
            <text:p>box</text:p>
          </table:table-cell>
          <table:table-cell/>
          <table:table-cell table:formula="of:=CONCATENATE([.H187];&quot; &quot;;[.I187];&quot; &quot;;[.J187];&quot; &quot;;[.K187];&quot; &quot;;[.L187])" office:value-type="string" office:string-value="one permanent generous tactical box" calcext:value-type="string">
            <text:p>one permanent generous tactical box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identical" calcext:value-type="string">
            <text:p>identical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parade" calcext:value-type="string">
            <text:p>parade</text:p>
          </table:table-cell>
          <table:table-cell/>
          <table:table-cell table:formula="of:=CONCATENATE([.H188];&quot; &quot;;[.I188];&quot; &quot;;[.J188];&quot; &quot;;[.K188];&quot; &quot;;[.L188])" office:value-type="string" office:string-value="everyone's identical stubborn electric parade" calcext:value-type="string">
            <text:p>everyone's identical stubborn electric parad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lone" calcext:value-type="string">
            <text:p>lone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space" calcext:value-type="string">
            <text:p>space</text:p>
          </table:table-cell>
          <table:table-cell/>
          <table:table-cell table:formula="of:=CONCATENATE([.H189];&quot; &quot;;[.I189];&quot; &quot;;[.J189];&quot; &quot;;[.K189];&quot; &quot;;[.L189])" office:value-type="string" office:string-value="a lone horrendous criminal space" calcext:value-type="string">
            <text:p>a lone horrendous criminal spa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190];&quot; &quot;;[.I190];&quot; &quot;;[.J190];&quot; &quot;;[.K190];&quot; &quot;;[.L190])" office:value-type="string" office:string-value="my perfect dangerous tactical symbol" calcext:value-type="string">
            <text:p>my perfect dangerous tactical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space" calcext:value-type="string">
            <text:p>space</text:p>
          </table:table-cell>
          <table:table-cell/>
          <table:table-cell table:formula="of:=CONCATENATE([.H191];&quot; &quot;;[.I191];&quot; &quot;;[.J191];&quot; &quot;;[.K191];&quot; &quot;;[.L191])" office:value-type="string" office:string-value="the usual big tactical space" calcext:value-type="string">
            <text:p>the usual big tactical spa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192];&quot; &quot;;[.I192];&quot; &quot;;[.J192];&quot; &quot;;[.K192];&quot; &quot;;[.L192])" office:value-type="string" office:string-value="their original big religious device" calcext:value-type="string">
            <text:p>their original big religious devi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situation" calcext:value-type="string">
            <text:p>situation</text:p>
          </table:table-cell>
          <table:table-cell/>
          <table:table-cell table:formula="of:=CONCATENATE([.H193];&quot; &quot;;[.I193];&quot; &quot;;[.J193];&quot; &quot;;[.K193];&quot; &quot;;[.L193])" office:value-type="string" office:string-value="the first hairy religious situation" calcext:value-type="string">
            <text:p>the first hairy religious situat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space" calcext:value-type="string">
            <text:p>space</text:p>
          </table:table-cell>
          <table:table-cell/>
          <table:table-cell table:formula="of:=CONCATENATE([.H194];&quot; &quot;;[.I194];&quot; &quot;;[.J194];&quot; &quot;;[.K194];&quot; &quot;;[.L194])" office:value-type="string" office:string-value="their pure generous nuclear space" calcext:value-type="string">
            <text:p>their pure generous nuclear spa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identical" calcext:value-type="string">
            <text:p>identical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decision" calcext:value-type="string">
            <text:p>decision</text:p>
          </table:table-cell>
          <table:table-cell/>
          <table:table-cell table:formula="of:=CONCATENATE([.H195];&quot; &quot;;[.I195];&quot; &quot;;[.J195];&quot; &quot;;[.K195];&quot; &quot;;[.L195])" office:value-type="string" office:string-value="a identical round federal decision" calcext:value-type="string">
            <text:p>a identical round federal decis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food" calcext:value-type="string">
            <text:p>food</text:p>
          </table:table-cell>
          <table:table-cell/>
          <table:table-cell table:formula="of:=CONCATENATE([.H196];&quot; &quot;;[.I196];&quot; &quot;;[.J196];&quot; &quot;;[.K196];&quot; &quot;;[.L196])" office:value-type="string" office:string-value="everyone's best long emotional food" calcext:value-type="string">
            <text:p>everyone's best long emotional foo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197];&quot; &quot;;[.I197];&quot; &quot;;[.J197];&quot; &quot;;[.K197];&quot; &quot;;[.L197])" office:value-type="string" office:string-value="another important? dangerous public stick" calcext:value-type="string">
            <text:p>another important? dangerous public sti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198];&quot; &quot;;[.I198];&quot; &quot;;[.J198];&quot; &quot;;[.K198];&quot; &quot;;[.L198])" office:value-type="string" office:string-value="my original ugly emotional symbol" calcext:value-type="string">
            <text:p>my original ugly emotional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animal" calcext:value-type="string">
            <text:p>animal</text:p>
          </table:table-cell>
          <table:table-cell/>
          <table:table-cell table:formula="of:=CONCATENATE([.H199];&quot; &quot;;[.I199];&quot; &quot;;[.J199];&quot; &quot;;[.K199];&quot; &quot;;[.L199])" office:value-type="string" office:string-value="a other stubborn federal animal" calcext:value-type="string">
            <text:p>a other stubborn federal anima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vegetarian" calcext:value-type="string">
            <text:p>vegetarian</text:p>
          </table:table-cell>
          <table:table-cell table:formula="of:=INDEX([Sheet1.E$1:.E$999];RANDBETWEEN(1;ROWS([.E$1:.E$21])))" office:value-type="string" office:string-value="food" calcext:value-type="string">
            <text:p>food</text:p>
          </table:table-cell>
          <table:table-cell/>
          <table:table-cell table:formula="of:=CONCATENATE([.H200];&quot; &quot;;[.I200];&quot; &quot;;[.J200];&quot; &quot;;[.K200];&quot; &quot;;[.L200])" office:value-type="string" office:string-value="that major long vegetarian food" calcext:value-type="string">
            <text:p>that major long vegetarian foo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house" calcext:value-type="string">
            <text:p>house</text:p>
          </table:table-cell>
          <table:table-cell/>
          <table:table-cell table:formula="of:=CONCATENATE([.H201];&quot; &quot;;[.I201];&quot; &quot;;[.J201];&quot; &quot;;[.K201];&quot; &quot;;[.L201])" office:value-type="string" office:string-value="another important? hairy emotional house" calcext:value-type="string">
            <text:p>another important? hairy emotional hous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202];&quot; &quot;;[.I202];&quot; &quot;;[.J202];&quot; &quot;;[.K202];&quot; &quot;;[.L202])" office:value-type="string" office:string-value="everyone's occasional ugly local thing" calcext:value-type="string">
            <text:p>everyone's occasional ugly local thing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plan" calcext:value-type="string">
            <text:p>plan</text:p>
          </table:table-cell>
          <table:table-cell/>
          <table:table-cell table:formula="of:=CONCATENATE([.H203];&quot; &quot;;[.I203];&quot; &quot;;[.J203];&quot; &quot;;[.K203];&quot; &quot;;[.L203])" office:value-type="string" office:string-value="one pure old tactical plan" calcext:value-type="string">
            <text:p>one pure old tactical pl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thing" calcext:value-type="string">
            <text:p>thing</text:p>
          </table:table-cell>
          <table:table-cell/>
          <table:table-cell table:formula="of:=CONCATENATE([.H204];&quot; &quot;;[.I204];&quot; &quot;;[.J204];&quot; &quot;;[.K204];&quot; &quot;;[.L204])" office:value-type="string" office:string-value="that original yellow emotional thing" calcext:value-type="string">
            <text:p>that original yellow emotional thing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one" calcext:value-type="string">
            <text:p>one</text:p>
          </table:table-cell>
          <table:table-cell/>
          <table:table-cell table:formula="of:=CONCATENATE([.H205];&quot; &quot;;[.I205];&quot; &quot;;[.J205];&quot; &quot;;[.K205];&quot; &quot;;[.L205])" office:value-type="string" office:string-value="that partial generous criminal one" calcext:value-type="string">
            <text:p>that partial generous criminal on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situation" calcext:value-type="string">
            <text:p>situation</text:p>
          </table:table-cell>
          <table:table-cell/>
          <table:table-cell table:formula="of:=CONCATENATE([.H206];&quot; &quot;;[.I206];&quot; &quot;;[.J206];&quot; &quot;;[.K206];&quot; &quot;;[.L206])" office:value-type="string" office:string-value="everyone's important? ugly criminal situation" calcext:value-type="string">
            <text:p>everyone's important? ugly criminal situat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207];&quot; &quot;;[.I207];&quot; &quot;;[.J207];&quot; &quot;;[.K207];&quot; &quot;;[.L207])" office:value-type="string" office:string-value="another next hairy criminal device" calcext:value-type="string">
            <text:p>another next hairy criminal devi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identical" calcext:value-type="string">
            <text:p>identical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emotional" calcext:value-type="string">
            <text:p>emotional</text:p>
          </table:table-cell>
          <table:table-cell table:formula="of:=INDEX([Sheet1.E$1:.E$999];RANDBETWEEN(1;ROWS([.E$1:.E$21])))" office:value-type="string" office:string-value="tree" calcext:value-type="string">
            <text:p>tree</text:p>
          </table:table-cell>
          <table:table-cell/>
          <table:table-cell table:formula="of:=CONCATENATE([.H208];&quot; &quot;;[.I208];&quot; &quot;;[.J208];&quot; &quot;;[.K208];&quot; &quot;;[.L208])" office:value-type="string" office:string-value="a identical lovely emotional tree" calcext:value-type="string">
            <text:p>a identical lovely emotional tre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ir" calcext:value-type="string">
            <text:p>their</text:p>
          </table:table-cell>
          <table:table-cell table:formula="of:=INDEX([Sheet1.B$1:.B$999];RANDBETWEEN(1;ROWS([.B$1:.B$27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209];&quot; &quot;;[.I209];&quot; &quot;;[.J209];&quot; &quot;;[.K209];&quot; &quot;;[.L209])" office:value-type="string" office:string-value="their rare broken preventative device" calcext:value-type="string">
            <text:p>their rare broken preventative devi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site" calcext:value-type="string">
            <text:p>site</text:p>
          </table:table-cell>
          <table:table-cell/>
          <table:table-cell table:formula="of:=CONCATENATE([.H210];&quot; &quot;;[.I210];&quot; &quot;;[.J210];&quot; &quot;;[.K210];&quot; &quot;;[.L210])" office:value-type="string" office:string-value="another pure long electric site" calcext:value-type="string">
            <text:p>another pure long electric sit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211];&quot; &quot;;[.I211];&quot; &quot;;[.J211];&quot; &quot;;[.K211];&quot; &quot;;[.L211])" office:value-type="string" office:string-value="another best fast nuclear color" calcext:value-type="string">
            <text:p>another best fast nuclear color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situation" calcext:value-type="string">
            <text:p>situation</text:p>
          </table:table-cell>
          <table:table-cell/>
          <table:table-cell table:formula="of:=CONCATENATE([.H212];&quot; &quot;;[.I212];&quot; &quot;;[.J212];&quot; &quot;;[.K212];&quot; &quot;;[.L212])" office:value-type="string" office:string-value="the occasional fast local situation" calcext:value-type="string">
            <text:p>the occasional fast local situat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213];&quot; &quot;;[.I213];&quot; &quot;;[.J213];&quot; &quot;;[.K213];&quot; &quot;;[.L213])" office:value-type="string" office:string-value="everyone's same ugly electric symbol" calcext:value-type="string">
            <text:p>everyone's same ugly electric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3])))" office:value-type="string" office:string-value="electric" calcext:value-type="string">
            <text:p>electric</text:p>
          </table:table-cell>
          <table:table-cell table:formula="of:=INDEX([Sheet1.E$1:.E$999];RANDBETWEEN(1;ROWS([.E$1:.E$21])))" office:value-type="string" office:string-value="situation" calcext:value-type="string">
            <text:p>situation</text:p>
          </table:table-cell>
          <table:table-cell/>
          <table:table-cell table:formula="of:=CONCATENATE([.H214];&quot; &quot;;[.I214];&quot; &quot;;[.J214];&quot; &quot;;[.K214];&quot; &quot;;[.L214])" office:value-type="string" office:string-value="the wrong stubborn electric situation" calcext:value-type="string">
            <text:p>the wrong stubborn electric situat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3])))" office:value-type="string" office:string-value="preventative" calcext:value-type="string">
            <text:p>preventative</text:p>
          </table:table-cell>
          <table:table-cell table:formula="of:=INDEX([Sheet1.E$1:.E$999];RANDBETWEEN(1;ROWS([.E$1:.E$21])))" office:value-type="string" office:string-value="house" calcext:value-type="string">
            <text:p>house</text:p>
          </table:table-cell>
          <table:table-cell/>
          <table:table-cell table:formula="of:=CONCATENATE([.H215];&quot; &quot;;[.I215];&quot; &quot;;[.J215];&quot; &quot;;[.K215];&quot; &quot;;[.L215])" office:value-type="string" office:string-value="another same big preventative house" calcext:value-type="string">
            <text:p>another same big preventative hous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216];&quot; &quot;;[.I216];&quot; &quot;;[.J216];&quot; &quot;;[.K216];&quot; &quot;;[.L216])" office:value-type="string" office:string-value="a real lumpy Canadian symbol" calcext:value-type="string">
            <text:p>a real lumpy Canadian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217];&quot; &quot;;[.I217];&quot; &quot;;[.J217];&quot; &quot;;[.K217];&quot; &quot;;[.L217])" office:value-type="string" office:string-value="everyone's different generous medical stick" calcext:value-type="string">
            <text:p>everyone's different generous medical sti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tactical" calcext:value-type="string">
            <text:p>tactical</text:p>
          </table:table-cell>
          <table:table-cell table:formula="of:=INDEX([Sheet1.E$1:.E$999];RANDBETWEEN(1;ROWS([.E$1:.E$21])))" office:value-type="string" office:string-value="decision" calcext:value-type="string">
            <text:p>decision</text:p>
          </table:table-cell>
          <table:table-cell/>
          <table:table-cell table:formula="of:=CONCATENATE([.H218];&quot; &quot;;[.I218];&quot; &quot;;[.J218];&quot; &quot;;[.K218];&quot; &quot;;[.L218])" office:value-type="string" office:string-value="one real fast tactical decision" calcext:value-type="string">
            <text:p>one real fast tactical decis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decision" calcext:value-type="string">
            <text:p>decision</text:p>
          </table:table-cell>
          <table:table-cell/>
          <table:table-cell table:formula="of:=CONCATENATE([.H219];&quot; &quot;;[.I219];&quot; &quot;;[.J219];&quot; &quot;;[.K219];&quot; &quot;;[.L219])" office:value-type="string" office:string-value="the major round medical decision" calcext:value-type="string">
            <text:p>the major round medical decis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site" calcext:value-type="string">
            <text:p>site</text:p>
          </table:table-cell>
          <table:table-cell/>
          <table:table-cell table:formula="of:=CONCATENATE([.H220];&quot; &quot;;[.I220];&quot; &quot;;[.J220];&quot; &quot;;[.K220];&quot; &quot;;[.L220])" office:value-type="string" office:string-value="one other old criminal site" calcext:value-type="string">
            <text:p>one other old criminal sit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tree" calcext:value-type="string">
            <text:p>tree</text:p>
          </table:table-cell>
          <table:table-cell/>
          <table:table-cell table:formula="of:=CONCATENATE([.H221];&quot; &quot;;[.I221];&quot; &quot;;[.J221];&quot; &quot;;[.K221];&quot; &quot;;[.L221])" office:value-type="string" office:string-value="the extra hairy nuclear tree" calcext:value-type="string">
            <text:p>the extra hairy nuclear tre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at" calcext:value-type="string">
            <text:p>that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device" calcext:value-type="string">
            <text:p>device</text:p>
          </table:table-cell>
          <table:table-cell/>
          <table:table-cell table:formula="of:=CONCATENATE([.H222];&quot; &quot;;[.I222];&quot; &quot;;[.J222];&quot; &quot;;[.K222];&quot; &quot;;[.L222])" office:value-type="string" office:string-value="that partial fast local device" calcext:value-type="string">
            <text:p>that partial fast local devic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one" calcext:value-type="string">
            <text:p>one</text:p>
          </table:table-cell>
          <table:table-cell table:formula="of:=INDEX([Sheet1.B$1:.B$999];RANDBETWEEN(1;ROWS([.B$1:.B$2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223];&quot; &quot;;[.I223];&quot; &quot;;[.J223];&quot; &quot;;[.K223];&quot; &quot;;[.L223])" office:value-type="string" office:string-value="one permanent generous federal stick" calcext:value-type="string">
            <text:p>one permanent generous federal sti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identical" calcext:value-type="string">
            <text:p>identical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color" calcext:value-type="string">
            <text:p>color</text:p>
          </table:table-cell>
          <table:table-cell/>
          <table:table-cell table:formula="of:=CONCATENATE([.H224];&quot; &quot;;[.I224];&quot; &quot;;[.J224];&quot; &quot;;[.K224];&quot; &quot;;[.L224])" office:value-type="string" office:string-value="my identical generous medical color" calcext:value-type="string">
            <text:p>my identical generous medical color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225];&quot; &quot;;[.I225];&quot; &quot;;[.J225];&quot; &quot;;[.K225];&quot; &quot;;[.L225])" office:value-type="string" office:string-value="my best hairy Canadian group" calcext:value-type="string">
            <text:p>my best hairy Canadian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possible" calcext:value-type="string">
            <text:p>possible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3])))" office:value-type="string" office:string-value="Canadian" calcext:value-type="string">
            <text:p>Canadian</text:p>
          </table:table-cell>
          <table:table-cell table:formula="of:=INDEX([Sheet1.E$1:.E$999];RANDBETWEEN(1;ROWS([.E$1:.E$21])))" office:value-type="string" office:string-value="decision" calcext:value-type="string">
            <text:p>decision</text:p>
          </table:table-cell>
          <table:table-cell/>
          <table:table-cell table:formula="of:=CONCATENATE([.H226];&quot; &quot;;[.I226];&quot; &quot;;[.J226];&quot; &quot;;[.K226];&quot; &quot;;[.L226])" office:value-type="string" office:string-value="a possible emotional Canadian decision" calcext:value-type="string">
            <text:p>a possible emotional Canadian decisio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3])))" office:value-type="string" office:string-value="local" calcext:value-type="string">
            <text:p>local</text:p>
          </table:table-cell>
          <table:table-cell table:formula="of:=INDEX([Sheet1.E$1:.E$999];RANDBETWEEN(1;ROWS([.E$1:.E$21])))" office:value-type="string" office:string-value="man" calcext:value-type="string">
            <text:p>man</text:p>
          </table:table-cell>
          <table:table-cell/>
          <table:table-cell table:formula="of:=CONCATENATE([.H227];&quot; &quot;;[.I227];&quot; &quot;;[.J227];&quot; &quot;;[.K227];&quot; &quot;;[.L227])" office:value-type="string" office:string-value="another only broken local man" calcext:value-type="string">
            <text:p>another only broken local m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3])))" office:value-type="string" office:string-value="federal" calcext:value-type="string">
            <text:p>federal</text:p>
          </table:table-cell>
          <table:table-cell table:formula="of:=INDEX([Sheet1.E$1:.E$999];RANDBETWEEN(1;ROWS([.E$1:.E$21])))" office:value-type="string" office:string-value="group" calcext:value-type="string">
            <text:p>group</text:p>
          </table:table-cell>
          <table:table-cell/>
          <table:table-cell table:formula="of:=CONCATENATE([.H228];&quot; &quot;;[.I228];&quot; &quot;;[.J228];&quot; &quot;;[.K228];&quot; &quot;;[.L228])" office:value-type="string" office:string-value="everyone's major smart federal group" calcext:value-type="string">
            <text:p>everyone's major smart federal group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food" calcext:value-type="string">
            <text:p>food</text:p>
          </table:table-cell>
          <table:table-cell/>
          <table:table-cell table:formula="of:=CONCATENATE([.H229];&quot; &quot;;[.I229];&quot; &quot;;[.J229];&quot; &quot;;[.K229];&quot; &quot;;[.L229])" office:value-type="string" office:string-value="the other dangerous religious food" calcext:value-type="string">
            <text:p>the other dangerous religious food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3])))" office:value-type="string" office:string-value="criminal" calcext:value-type="string">
            <text:p>criminal</text:p>
          </table:table-cell>
          <table:table-cell table:formula="of:=INDEX([Sheet1.E$1:.E$999];RANDBETWEEN(1;ROWS([.E$1:.E$21])))" office:value-type="string" office:string-value="man" calcext:value-type="string">
            <text:p>man</text:p>
          </table:table-cell>
          <table:table-cell/>
          <table:table-cell table:formula="of:=CONCATENATE([.H230];&quot; &quot;;[.I230];&quot; &quot;;[.J230];&quot; &quot;;[.K230];&quot; &quot;;[.L230])" office:value-type="string" office:string-value="everyone's first lovely criminal man" calcext:value-type="string">
            <text:p>everyone's first lovely criminal man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3])))" office:value-type="string" office:string-value="public" calcext:value-type="string">
            <text:p>public</text:p>
          </table:table-cell>
          <table:table-cell table:formula="of:=INDEX([Sheet1.E$1:.E$999];RANDBETWEEN(1;ROWS([.E$1:.E$21])))" office:value-type="string" office:string-value="box" calcext:value-type="string">
            <text:p>box</text:p>
          </table:table-cell>
          <table:table-cell/>
          <table:table-cell table:formula="of:=CONCATENATE([.H231];&quot; &quot;;[.I231];&quot; &quot;;[.J231];&quot; &quot;;[.K231];&quot; &quot;;[.L231])" office:value-type="string" office:string-value="my major broken public box" calcext:value-type="string">
            <text:p>my major broken public box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everyone's" calcext:value-type="string">
            <text:p>everyone's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3])))" office:value-type="string" office:string-value="religious" calcext:value-type="string">
            <text:p>religious</text:p>
          </table:table-cell>
          <table:table-cell table:formula="of:=INDEX([Sheet1.E$1:.E$999];RANDBETWEEN(1;ROWS([.E$1:.E$21])))" office:value-type="string" office:string-value="symbol" calcext:value-type="string">
            <text:p>symbol</text:p>
          </table:table-cell>
          <table:table-cell/>
          <table:table-cell table:formula="of:=CONCATENATE([.H232];&quot; &quot;;[.I232];&quot; &quot;;[.J232];&quot; &quot;;[.K232];&quot; &quot;;[.L232])" office:value-type="string" office:string-value="everyone's different emotional religious symbol" calcext:value-type="string">
            <text:p>everyone's different emotional religious symbol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3])))" office:value-type="string" office:string-value="nuclear" calcext:value-type="string">
            <text:p>nuclear</text:p>
          </table:table-cell>
          <table:table-cell table:formula="of:=INDEX([Sheet1.E$1:.E$999];RANDBETWEEN(1;ROWS([.E$1:.E$21])))" office:value-type="string" office:string-value="stick" calcext:value-type="string">
            <text:p>stick</text:p>
          </table:table-cell>
          <table:table-cell/>
          <table:table-cell table:formula="of:=CONCATENATE([.H233];&quot; &quot;;[.I233];&quot; &quot;;[.J233];&quot; &quot;;[.K233];&quot; &quot;;[.L233])" office:value-type="string" office:string-value="a real round nuclear stick" calcext:value-type="string">
            <text:p>a real round nuclear stick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possible" calcext:value-type="string">
            <text:p>possible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3])))" office:value-type="string" office:string-value="medical" calcext:value-type="string">
            <text:p>medical</text:p>
          </table:table-cell>
          <table:table-cell table:formula="of:=INDEX([Sheet1.E$1:.E$999];RANDBETWEEN(1;ROWS([.E$1:.E$21])))" office:value-type="string" office:string-value="plan" calcext:value-type="string">
            <text:p>plan</text:p>
          </table:table-cell>
          <table:table-cell/>
          <table:table-cell table:formula="of:=CONCATENATE([.H234];&quot; &quot;;[.I234];&quot; &quot;;[.J234];&quot; &quot;;[.K234];&quot; &quot;;[.L234])" office:value-type="string" office:string-value="another possible fast medical plan" calcext:value-type="string">
            <text:p>another possible fast medical pl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00-00-00</text:date>, <text:time style:data-style-name="N2" text:time-value="19:08:33.0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05:12.898000000</meta:creation-date>
    <dc:date>2016-12-01T19:45:12.796000000</dc:date>
    <meta:editing-duration>PT1H44M51S</meta:editing-duration>
    <meta:editing-cycles>13</meta:editing-cycles>
    <meta:generator>LibreOffice/5.1.3.2$Windows_x86 LibreOffice_project/644e4637d1d8544fd9f56425bd6cec110e49301b</meta:generator>
    <meta:document-statistic meta:table-count="1" meta:cell-count="1492" meta:object-count="0"/>
  </office:meta>
</office:document-meta>
</file>